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386in" svg:height="8.0315in" svg:x="17.6476in" svg:y="2.876in">
            <draw:object draw:notify-on-update-of-ranges="Sheet1.B2:Sheet1.B28 Sheet1.B62:Sheet1.B88 Sheet1.D2:Sheet1.D28 Sheet1.D62:Sheet1.D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1.2197in" svg:y="11.5126in">
            <draw:object draw:notify-on-update-of-ranges="Sheet1.B62:Sheet1.B88 Sheet1.K62:Sheet1.K88 Sheet1.E62:Sheet1.E88 Sheet1.E62:Sheet1.E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0.4823in" svg:y="3.2937in">
            <draw:object draw:notify-on-update-of-ranges="Sheet1.B62:Sheet1.B88 Sheet1.E62:Sheet1.E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0.5799in" svg:y="7.1429in">
            <draw:object draw:notify-on-update-of-ranges="Sheet1.B62:Sheet1.B88 Sheet1.E2:Sheet1.E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8.472in" svg:y="11.2941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.00491861898913044" calcext:value-type="float">
            <text:p>0.00491861898913044</text:p>
          </table:table-cell>
          <table:table-cell office:value-type="float" office:value="0.0000438414417535191" calcext:value-type="float">
            <text:p>4.38414417535191E-05</text:p>
          </table:table-cell>
          <table:table-cell office:value-type="float" office:value="0.004810932" calcext:value-type="float">
            <text:p>0.004810932</text:p>
          </table:table-cell>
          <table:table-cell office:value-type="float" office:value="0.00488527425" calcext:value-type="float">
            <text:p>0.00488527425</text:p>
          </table:table-cell>
          <table:table-cell office:value-type="float" office:value="0.004922571" calcext:value-type="float">
            <text:p>0.004922571</text:p>
          </table:table-cell>
          <table:table-cell office:value-type="float" office:value="0.004945909" calcext:value-type="float">
            <text:p>0.004945909</text:p>
          </table:table-cell>
          <table:table-cell office:value-type="float" office:value="0.005030349" calcext:value-type="float">
            <text:p>0.00503034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.01878921236364" calcext:value-type="float">
            <text:p>1.01878921236364</text:p>
          </table:table-cell>
          <table:table-cell office:value-type="float" office:value="0.0032760802829648" calcext:value-type="float">
            <text:p>0.0032760802829648</text:p>
          </table:table-cell>
          <table:table-cell office:value-type="float" office:value="1.00320069" calcext:value-type="float">
            <text:p>1.00320069</text:p>
          </table:table-cell>
          <table:table-cell office:value-type="float" office:value="1.01891292825" calcext:value-type="float">
            <text:p>1.01891292825</text:p>
          </table:table-cell>
          <table:table-cell office:value-type="float" office:value="1.0197366085" calcext:value-type="float">
            <text:p>1.0197366085</text:p>
          </table:table-cell>
          <table:table-cell office:value-type="float" office:value="1.020342927" calcext:value-type="float">
            <text:p>1.020342927</text:p>
          </table:table-cell>
          <table:table-cell office:value-type="float" office:value="1.021623681" calcext:value-type="float">
            <text:p>1.021623681</text:p>
          </table:table-cell>
          <table:table-cell office:value-type="float" office:value="1.87892123636364" calcext:value-type="float">
            <text:p>1.87892123636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-0.00696541456830601" calcext:value-type="float">
            <text:p>-0.00696541456830601</text:p>
          </table:table-cell>
          <table:table-cell office:value-type="float" office:value="0.000125851976087358" calcext:value-type="float">
            <text:p>0.000125851976087358</text:p>
          </table:table-cell>
          <table:table-cell office:value-type="float" office:value="-0.007128612" calcext:value-type="float">
            <text:p>-0.007128612</text:p>
          </table:table-cell>
          <table:table-cell office:value-type="float" office:value="-0.0070358995" calcext:value-type="float">
            <text:p>-0.0070358995</text:p>
          </table:table-cell>
          <table:table-cell office:value-type="float" office:value="-0.007008373" calcext:value-type="float">
            <text:p>-0.007008373</text:p>
          </table:table-cell>
          <table:table-cell office:value-type="float" office:value="-0.006959599" calcext:value-type="float">
            <text:p>-0.006959599</text:p>
          </table:table-cell>
          <table:table-cell office:value-type="float" office:value="-0.006538037" calcext:value-type="float">
            <text:p>-0.00653803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0.0133302200689655" calcext:value-type="float">
            <text:p>-0.0133302200689655</text:p>
          </table:table-cell>
          <table:table-cell office:value-type="float" office:value="0.0000858499120873544" calcext:value-type="float">
            <text:p>8.58499120873544E-05</text:p>
          </table:table-cell>
          <table:table-cell office:value-type="float" office:value="-0.013605761" calcext:value-type="float">
            <text:p>-0.013605761</text:p>
          </table:table-cell>
          <table:table-cell office:value-type="float" office:value="-0.01337779125" calcext:value-type="float">
            <text:p>-0.01337779125</text:p>
          </table:table-cell>
          <table:table-cell office:value-type="float" office:value="-0.013319734" calcext:value-type="float">
            <text:p>-0.013319734</text:p>
          </table:table-cell>
          <table:table-cell office:value-type="float" office:value="-0.01327248" calcext:value-type="float">
            <text:p>-0.01327248</text:p>
          </table:table-cell>
          <table:table-cell office:value-type="float" office:value="-0.013128816" calcext:value-type="float">
            <text:p>-0.013128816</text:p>
          </table:table-cell>
          <table:table-cell office:value-type="float" office:value="98.6669779931034" calcext:value-type="float">
            <text:p>98.6669779931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0.0715890251877934" calcext:value-type="float">
            <text:p>-0.0715890251877934</text:p>
          </table:table-cell>
          <table:table-cell office:value-type="float" office:value="0.0081297885344283" calcext:value-type="float">
            <text:p>0.0081297885344283</text:p>
          </table:table-cell>
          <table:table-cell office:value-type="float" office:value="-0.076933039" calcext:value-type="float">
            <text:p>-0.076933039</text:p>
          </table:table-cell>
          <table:table-cell office:value-type="float" office:value="-0.075565432" calcext:value-type="float">
            <text:p>-0.075565432</text:p>
          </table:table-cell>
          <table:table-cell office:value-type="float" office:value="-0.074542563" calcext:value-type="float">
            <text:p>-0.074542563</text:p>
          </table:table-cell>
          <table:table-cell office:value-type="float" office:value="-0.073171276" calcext:value-type="float">
            <text:p>-0.073171276</text:p>
          </table:table-cell>
          <table:table-cell office:value-type="float" office:value="-0.031511711" calcext:value-type="float">
            <text:p>-0.03151171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0237715057325581" calcext:value-type="float">
            <text:p>-0.0237715057325581</text:p>
          </table:table-cell>
          <table:table-cell office:value-type="float" office:value="0.000281114524772375" calcext:value-type="float">
            <text:p>0.000281114524772375</text:p>
          </table:table-cell>
          <table:table-cell office:value-type="float" office:value="-0.025017175" calcext:value-type="float">
            <text:p>-0.025017175</text:p>
          </table:table-cell>
          <table:table-cell office:value-type="float" office:value="-0.02396232675" calcext:value-type="float">
            <text:p>-0.02396232675</text:p>
          </table:table-cell>
          <table:table-cell office:value-type="float" office:value="-0.023765446" calcext:value-type="float">
            <text:p>-0.023765446</text:p>
          </table:table-cell>
          <table:table-cell office:value-type="float" office:value="-0.02357575275" calcext:value-type="float">
            <text:p>-0.02357575275</text:p>
          </table:table-cell>
          <table:table-cell office:value-type="float" office:value="-0.022956798" calcext:value-type="float">
            <text:p>-0.022956798</text:p>
          </table:table-cell>
          <table:table-cell office:value-type="float" office:value="102.377150573256" calcext:value-type="float">
            <text:p>102.37715057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.01878921236364" calcext:value-type="float">
            <text:p>1.01878921236364</text:p>
          </table:table-cell>
          <table:table-cell office:value-type="float" office:value="0.0032760802829648" calcext:value-type="float">
            <text:p>0.0032760802829648</text:p>
          </table:table-cell>
          <table:table-cell office:value-type="float" office:value="1.00320069" calcext:value-type="float">
            <text:p>1.00320069</text:p>
          </table:table-cell>
          <table:table-cell office:value-type="float" office:value="1.01891292825" calcext:value-type="float">
            <text:p>1.01891292825</text:p>
          </table:table-cell>
          <table:table-cell office:value-type="float" office:value="1.0197366085" calcext:value-type="float">
            <text:p>1.0197366085</text:p>
          </table:table-cell>
          <table:table-cell office:value-type="float" office:value="1.020342927" calcext:value-type="float">
            <text:p>1.020342927</text:p>
          </table:table-cell>
          <table:table-cell office:value-type="float" office:value="1.021623681" calcext:value-type="float">
            <text:p>1.021623681</text:p>
          </table:table-cell>
          <table:table-cell office:value-type="float" office:value="1.87892123636364" calcext:value-type="float">
            <text:p>1.87892123636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74" calcext:value-type="float">
            <text:p>174</text:p>
          </table:table-cell>
          <table:table-cell office:value-type="float" office:value="-0.0309736818563218" calcext:value-type="float">
            <text:p>-0.0309736818563218</text:p>
          </table:table-cell>
          <table:table-cell office:value-type="float" office:value="0.000720750019263377" calcext:value-type="float">
            <text:p>0.000720750019263377</text:p>
          </table:table-cell>
          <table:table-cell office:value-type="float" office:value="-0.032873216" calcext:value-type="float">
            <text:p>-0.032873216</text:p>
          </table:table-cell>
          <table:table-cell office:value-type="float" office:value="-0.0314496315" calcext:value-type="float">
            <text:p>-0.0314496315</text:p>
          </table:table-cell>
          <table:table-cell office:value-type="float" office:value="-0.0310035545" calcext:value-type="float">
            <text:p>-0.0310035545</text:p>
          </table:table-cell>
          <table:table-cell office:value-type="float" office:value="-0.03043759275" calcext:value-type="float">
            <text:p>-0.03043759275</text:p>
          </table:table-cell>
          <table:table-cell office:value-type="float" office:value="-0.029235642" calcext:value-type="float">
            <text:p>-0.029235642</text:p>
          </table:table-cell>
          <table:table-cell office:value-type="float" office:value="96.9026318143678" calcext:value-type="float">
            <text:p>96.9026318143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2" calcext:value-type="float">
            <text:p>232</text:p>
          </table:table-cell>
          <table:table-cell office:value-type="float" office:value="-0.0133302200689655" calcext:value-type="float">
            <text:p>-0.0133302200689655</text:p>
          </table:table-cell>
          <table:table-cell office:value-type="float" office:value="0.0000858499120873544" calcext:value-type="float">
            <text:p>8.58499120873544E-05</text:p>
          </table:table-cell>
          <table:table-cell office:value-type="float" office:value="-0.013605761" calcext:value-type="float">
            <text:p>-0.013605761</text:p>
          </table:table-cell>
          <table:table-cell office:value-type="float" office:value="-0.01337779125" calcext:value-type="float">
            <text:p>-0.01337779125</text:p>
          </table:table-cell>
          <table:table-cell office:value-type="float" office:value="-0.013319734" calcext:value-type="float">
            <text:p>-0.013319734</text:p>
          </table:table-cell>
          <table:table-cell office:value-type="float" office:value="-0.01327248" calcext:value-type="float">
            <text:p>-0.01327248</text:p>
          </table:table-cell>
          <table:table-cell office:value-type="float" office:value="-0.013128816" calcext:value-type="float">
            <text:p>-0.013128816</text:p>
          </table:table-cell>
          <table:table-cell office:value-type="float" office:value="98.6669779931034" calcext:value-type="float">
            <text:p>98.66697799310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-1.08843832621359" calcext:value-type="float">
            <text:p>-1.08843832621359</text:p>
          </table:table-cell>
          <table:table-cell office:value-type="float" office:value="0.00530775759595109" calcext:value-type="float">
            <text:p>0.00530775759595109</text:p>
          </table:table-cell>
          <table:table-cell office:value-type="float" office:value="-1.099622216" calcext:value-type="float">
            <text:p>-1.099622216</text:p>
          </table:table-cell>
          <table:table-cell office:value-type="float" office:value="-1.0923036105" calcext:value-type="float">
            <text:p>-1.0923036105</text:p>
          </table:table-cell>
          <table:table-cell office:value-type="float" office:value="-1.088493611" calcext:value-type="float">
            <text:p>-1.088493611</text:p>
          </table:table-cell>
          <table:table-cell office:value-type="float" office:value="-1.0850410355" calcext:value-type="float">
            <text:p>-1.0850410355</text:p>
          </table:table-cell>
          <table:table-cell office:value-type="float" office:value="-1.073687043" calcext:value-type="float">
            <text:p>-1.073687043</text:p>
          </table:table-cell>
          <table:table-cell office:value-type="float" office:value="208.843832621359" calcext:value-type="float">
            <text:p>208.843832621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1.05742286428495" calcext:value-type="float">
            <text:p>-1.05742286428495</text:p>
          </table:table-cell>
          <table:table-cell office:value-type="float" office:value="0.00230086134546725" calcext:value-type="float">
            <text:p>0.00230086134546725</text:p>
          </table:table-cell>
          <table:table-cell office:value-type="float" office:value="-1.061902695" calcext:value-type="float">
            <text:p>-1.061902695</text:p>
          </table:table-cell>
          <table:table-cell office:value-type="float" office:value="-1.05898249725" calcext:value-type="float">
            <text:p>-1.05898249725</text:p>
          </table:table-cell>
          <table:table-cell office:value-type="float" office:value="-1.0574975815" calcext:value-type="float">
            <text:p>-1.0574975815</text:p>
          </table:table-cell>
          <table:table-cell office:value-type="float" office:value="-1.0560405225" calcext:value-type="float">
            <text:p>-1.0560405225</text:p>
          </table:table-cell>
          <table:table-cell office:value-type="float" office:value="-1.050613862" calcext:value-type="float">
            <text:p>-1.050613862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1.46168213540933" calcext:value-type="float">
            <text:p>1.46168213540933</text:p>
          </table:table-cell>
          <table:table-cell office:value-type="float" office:value="0.0715373448909358" calcext:value-type="float">
            <text:p>0.0715373448909358</text:p>
          </table:table-cell>
          <table:table-cell office:value-type="float" office:value="1.278670188" calcext:value-type="float">
            <text:p>1.278670188</text:p>
          </table:table-cell>
          <table:table-cell office:value-type="float" office:value="1.412012153" calcext:value-type="float">
            <text:p>1.412012153</text:p>
          </table:table-cell>
          <table:table-cell office:value-type="float" office:value="1.461930215" calcext:value-type="float">
            <text:p>1.461930215</text:p>
          </table:table-cell>
          <table:table-cell office:value-type="float" office:value="1.506920258" calcext:value-type="float">
            <text:p>1.506920258</text:p>
          </table:table-cell>
          <table:table-cell office:value-type="float" office:value="1.658283509" calcext:value-type="float">
            <text:p>1.658283509</text:p>
          </table:table-cell>
          <table:table-cell office:value-type="float" office:value="246.168213540933" calcext:value-type="float">
            <text:p>246.168213540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0.0165915561351351" calcext:value-type="float">
            <text:p>-0.0165915561351351</text:p>
          </table:table-cell>
          <table:table-cell office:value-type="float" office:value="0.000212339789143455" calcext:value-type="float">
            <text:p>0.000212339789143455</text:p>
          </table:table-cell>
          <table:table-cell office:value-type="float" office:value="-0.017095696" calcext:value-type="float">
            <text:p>-0.017095696</text:p>
          </table:table-cell>
          <table:table-cell office:value-type="float" office:value="-0.016758284" calcext:value-type="float">
            <text:p>-0.016758284</text:p>
          </table:table-cell>
          <table:table-cell office:value-type="float" office:value="-0.016591043" calcext:value-type="float">
            <text:p>-0.016591043</text:p>
          </table:table-cell>
          <table:table-cell office:value-type="float" office:value="-0.016420501" calcext:value-type="float">
            <text:p>-0.016420501</text:p>
          </table:table-cell>
          <table:table-cell office:value-type="float" office:value="-0.016138256" calcext:value-type="float">
            <text:p>-0.01613825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-0.031844547172093" calcext:value-type="float">
            <text:p>-0.031844547172093</text:p>
          </table:table-cell>
          <table:table-cell office:value-type="float" office:value="0.000112056367076137" calcext:value-type="float">
            <text:p>0.000112056367076137</text:p>
          </table:table-cell>
          <table:table-cell office:value-type="float" office:value="-0.032040205" calcext:value-type="float">
            <text:p>-0.032040205</text:p>
          </table:table-cell>
          <table:table-cell office:value-type="float" office:value="-0.0319235815" calcext:value-type="float">
            <text:p>-0.0319235815</text:p>
          </table:table-cell>
          <table:table-cell office:value-type="float" office:value="-0.031865276" calcext:value-type="float">
            <text:p>-0.031865276</text:p>
          </table:table-cell>
          <table:table-cell office:value-type="float" office:value="-0.0317787075" calcext:value-type="float">
            <text:p>-0.0317787075</text:p>
          </table:table-cell>
          <table:table-cell office:value-type="float" office:value="-0.031425317" calcext:value-type="float">
            <text:p>-0.031425317</text:p>
          </table:table-cell>
          <table:table-cell office:value-type="float" office:value="103.184454717209" calcext:value-type="float">
            <text:p>103.184454717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-0.0237715057325581" calcext:value-type="float">
            <text:p>-0.0237715057325581</text:p>
          </table:table-cell>
          <table:table-cell office:value-type="float" office:value="0.000281114524772375" calcext:value-type="float">
            <text:p>0.000281114524772375</text:p>
          </table:table-cell>
          <table:table-cell office:value-type="float" office:value="-0.025017175" calcext:value-type="float">
            <text:p>-0.025017175</text:p>
          </table:table-cell>
          <table:table-cell office:value-type="float" office:value="-0.02396232675" calcext:value-type="float">
            <text:p>-0.02396232675</text:p>
          </table:table-cell>
          <table:table-cell office:value-type="float" office:value="-0.023765446" calcext:value-type="float">
            <text:p>-0.023765446</text:p>
          </table:table-cell>
          <table:table-cell office:value-type="float" office:value="-0.02357575275" calcext:value-type="float">
            <text:p>-0.02357575275</text:p>
          </table:table-cell>
          <table:table-cell office:value-type="float" office:value="-0.022956798" calcext:value-type="float">
            <text:p>-0.022956798</text:p>
          </table:table-cell>
          <table:table-cell office:value-type="float" office:value="102.377150573256" calcext:value-type="float">
            <text:p>102.3771505732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-1.05549029538075" calcext:value-type="float">
            <text:p>-1.05549029538075</text:p>
          </table:table-cell>
          <table:table-cell office:value-type="float" office:value="0.0199179487917869" calcext:value-type="float">
            <text:p>0.0199179487917869</text:p>
          </table:table-cell>
          <table:table-cell office:value-type="float" office:value="-1.087248988" calcext:value-type="float">
            <text:p>-1.087248988</text:p>
          </table:table-cell>
          <table:table-cell office:value-type="float" office:value="-1.071313879" calcext:value-type="float">
            <text:p>-1.071313879</text:p>
          </table:table-cell>
          <table:table-cell office:value-type="float" office:value="-1.056145222" calcext:value-type="float">
            <text:p>-1.056145222</text:p>
          </table:table-cell>
          <table:table-cell office:value-type="float" office:value="-1.0425345365" calcext:value-type="float">
            <text:p>-1.0425345365</text:p>
          </table:table-cell>
          <table:table-cell office:value-type="float" office:value="-0.995036475" calcext:value-type="float">
            <text:p>-0.995036475</text:p>
          </table:table-cell>
          <table:table-cell office:value-type="float" office:value="152.774514769038" calcext:value-type="float">
            <text:p>152.774514769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74" calcext:value-type="float">
            <text:p>174</text:p>
          </table:table-cell>
          <table:table-cell office:value-type="float" office:value="-0.0309736818563218" calcext:value-type="float">
            <text:p>-0.0309736818563218</text:p>
          </table:table-cell>
          <table:table-cell office:value-type="float" office:value="0.000720750019263377" calcext:value-type="float">
            <text:p>0.000720750019263377</text:p>
          </table:table-cell>
          <table:table-cell office:value-type="float" office:value="-0.032873216" calcext:value-type="float">
            <text:p>-0.032873216</text:p>
          </table:table-cell>
          <table:table-cell office:value-type="float" office:value="-0.0314496315" calcext:value-type="float">
            <text:p>-0.0314496315</text:p>
          </table:table-cell>
          <table:table-cell office:value-type="float" office:value="-0.0310035545" calcext:value-type="float">
            <text:p>-0.0310035545</text:p>
          </table:table-cell>
          <table:table-cell office:value-type="float" office:value="-0.03043759275" calcext:value-type="float">
            <text:p>-0.03043759275</text:p>
          </table:table-cell>
          <table:table-cell office:value-type="float" office:value="-0.029235642" calcext:value-type="float">
            <text:p>-0.029235642</text:p>
          </table:table-cell>
          <table:table-cell office:value-type="float" office:value="96.9026318143678" calcext:value-type="float">
            <text:p>96.90263181436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-0.950408954140562" calcext:value-type="float">
            <text:p>-0.950408954140562</text:p>
          </table:table-cell>
          <table:table-cell office:value-type="float" office:value="0.0177489056755946" calcext:value-type="float">
            <text:p>0.0177489056755946</text:p>
          </table:table-cell>
          <table:table-cell office:value-type="float" office:value="-1.001869217" calcext:value-type="float">
            <text:p>-1.001869217</text:p>
          </table:table-cell>
          <table:table-cell office:value-type="float" office:value="-0.962934359" calcext:value-type="float">
            <text:p>-0.962934359</text:p>
          </table:table-cell>
          <table:table-cell office:value-type="float" office:value="-0.949067058" calcext:value-type="float">
            <text:p>-0.949067058</text:p>
          </table:table-cell>
          <table:table-cell office:value-type="float" office:value="-0.937486995" calcext:value-type="float">
            <text:p>-0.937486995</text:p>
          </table:table-cell>
          <table:table-cell office:value-type="float" office:value="-0.895777314" calcext:value-type="float">
            <text:p>-0.895777314</text:p>
          </table:table-cell>
          <table:table-cell office:value-type="float" office:value="4.95910458594377" calcext:value-type="float">
            <text:p>4.95910458594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975752640990338" calcext:value-type="float">
            <text:p>0.975752640990338</text:p>
          </table:table-cell>
          <table:table-cell office:value-type="float" office:value="0.00883797814757056" calcext:value-type="float">
            <text:p>0.00883797814757056</text:p>
          </table:table-cell>
          <table:table-cell office:value-type="float" office:value="0.951726857" calcext:value-type="float">
            <text:p>0.951726857</text:p>
          </table:table-cell>
          <table:table-cell office:value-type="float" office:value="0.9705862165" calcext:value-type="float">
            <text:p>0.9705862165</text:p>
          </table:table-cell>
          <table:table-cell office:value-type="float" office:value="0.975791935" calcext:value-type="float">
            <text:p>0.975791935</text:p>
          </table:table-cell>
          <table:table-cell office:value-type="float" office:value="0.9808306215" calcext:value-type="float">
            <text:p>0.9808306215</text:p>
          </table:table-cell>
          <table:table-cell office:value-type="float" office:value="1.001092539" calcext:value-type="float">
            <text:p>1.00109253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0.99158254305102" calcext:value-type="float">
            <text:p>0.99158254305102</text:p>
          </table:table-cell>
          <table:table-cell office:value-type="float" office:value="0.00393350198264121" calcext:value-type="float">
            <text:p>0.00393350198264121</text:p>
          </table:table-cell>
          <table:table-cell office:value-type="float" office:value="0.974150217" calcext:value-type="float">
            <text:p>0.974150217</text:p>
          </table:table-cell>
          <table:table-cell office:value-type="float" office:value="0.988799288" calcext:value-type="float">
            <text:p>0.988799288</text:p>
          </table:table-cell>
          <table:table-cell office:value-type="float" office:value="0.9917189695" calcext:value-type="float">
            <text:p>0.9917189695</text:p>
          </table:table-cell>
          <table:table-cell office:value-type="float" office:value="0.994378951" calcext:value-type="float">
            <text:p>0.994378951</text:p>
          </table:table-cell>
          <table:table-cell office:value-type="float" office:value="0.999584438" calcext:value-type="float">
            <text:p>0.999584438</text:p>
          </table:table-cell>
          <table:table-cell office:value-type="float" office:value="149.579127152551" calcext:value-type="float">
            <text:p>149.5791271525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482069387311828" calcext:value-type="float">
            <text:p>-0.0482069387311828</text:p>
          </table:table-cell>
          <table:table-cell office:value-type="float" office:value="0.00224763558088934" calcext:value-type="float">
            <text:p>0.00224763558088934</text:p>
          </table:table-cell>
          <table:table-cell office:value-type="float" office:value="-0.056216173" calcext:value-type="float">
            <text:p>-0.056216173</text:p>
          </table:table-cell>
          <table:table-cell office:value-type="float" office:value="-0.0496504585" calcext:value-type="float">
            <text:p>-0.0496504585</text:p>
          </table:table-cell>
          <table:table-cell office:value-type="float" office:value="-0.04804771" calcext:value-type="float">
            <text:p>-0.04804771</text:p>
          </table:table-cell>
          <table:table-cell office:value-type="float" office:value="-0.04686738925" calcext:value-type="float">
            <text:p>-0.04686738925</text:p>
          </table:table-cell>
          <table:table-cell office:value-type="float" office:value="-0.043029685" calcext:value-type="float">
            <text:p>-0.04302968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.99904186293605" calcext:value-type="float">
            <text:p>1.99904186293605</text:p>
          </table:table-cell>
          <table:table-cell office:value-type="float" office:value="0.0394463020611595" calcext:value-type="float">
            <text:p>0.0394463020611595</text:p>
          </table:table-cell>
          <table:table-cell office:value-type="float" office:value="1.854795517" calcext:value-type="float">
            <text:p>1.854795517</text:p>
          </table:table-cell>
          <table:table-cell office:value-type="float" office:value="1.9724169125" calcext:value-type="float">
            <text:p>1.9724169125</text:p>
          </table:table-cell>
          <table:table-cell office:value-type="float" office:value="2.005332652" calcext:value-type="float">
            <text:p>2.005332652</text:p>
          </table:table-cell>
          <table:table-cell office:value-type="float" office:value="2.03679648875" calcext:value-type="float">
            <text:p>2.03679648875</text:p>
          </table:table-cell>
          <table:table-cell office:value-type="float" office:value="2.046226779" calcext:value-type="float">
            <text:p>2.046226779</text:p>
          </table:table-cell>
          <table:table-cell office:value-type="float" office:value="99.9041862936047" calcext:value-type="float">
            <text:p>99.904186293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-1.08843832621359" calcext:value-type="float">
            <text:p>-1.08843832621359</text:p>
          </table:table-cell>
          <table:table-cell office:value-type="float" office:value="0.00530775759595109" calcext:value-type="float">
            <text:p>0.00530775759595109</text:p>
          </table:table-cell>
          <table:table-cell office:value-type="float" office:value="-1.099622216" calcext:value-type="float">
            <text:p>-1.099622216</text:p>
          </table:table-cell>
          <table:table-cell office:value-type="float" office:value="-1.0923036105" calcext:value-type="float">
            <text:p>-1.0923036105</text:p>
          </table:table-cell>
          <table:table-cell office:value-type="float" office:value="-1.088493611" calcext:value-type="float">
            <text:p>-1.088493611</text:p>
          </table:table-cell>
          <table:table-cell office:value-type="float" office:value="-1.0850410355" calcext:value-type="float">
            <text:p>-1.0850410355</text:p>
          </table:table-cell>
          <table:table-cell office:value-type="float" office:value="-1.073687043" calcext:value-type="float">
            <text:p>-1.073687043</text:p>
          </table:table-cell>
          <table:table-cell office:value-type="float" office:value="208.843832621359" calcext:value-type="float">
            <text:p>208.8438326213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-2.11601164527472" calcext:value-type="float">
            <text:p>-2.11601164527472</text:p>
          </table:table-cell>
          <table:table-cell office:value-type="float" office:value="0.0234554017720787" calcext:value-type="float">
            <text:p>0.0234554017720787</text:p>
          </table:table-cell>
          <table:table-cell office:value-type="float" office:value="-2.14067388" calcext:value-type="float">
            <text:p>-2.14067388</text:p>
          </table:table-cell>
          <table:table-cell office:value-type="float" office:value="-2.1330012845" calcext:value-type="float">
            <text:p>-2.1330012845</text:p>
          </table:table-cell>
          <table:table-cell office:value-type="float" office:value="-2.123750591" calcext:value-type="float">
            <text:p>-2.123750591</text:p>
          </table:table-cell>
          <table:table-cell office:value-type="float" office:value="-2.1058462875" calcext:value-type="float">
            <text:p>-2.1058462875</text:p>
          </table:table-cell>
          <table:table-cell office:value-type="float" office:value="-2.027263917" calcext:value-type="float">
            <text:p>-2.027263917</text:p>
          </table:table-cell>
          <table:table-cell office:value-type="float" office:value="205.800582263736" calcext:value-type="float">
            <text:p>205.800582263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93" calcext:value-type="float">
            <text:p>193</text:p>
          </table:table-cell>
          <table:table-cell office:value-type="float" office:value="1.46168213540933" calcext:value-type="float">
            <text:p>1.46168213540933</text:p>
          </table:table-cell>
          <table:table-cell office:value-type="float" office:value="0.0715373448909358" calcext:value-type="float">
            <text:p>0.0715373448909358</text:p>
          </table:table-cell>
          <table:table-cell office:value-type="float" office:value="1.278670188" calcext:value-type="float">
            <text:p>1.278670188</text:p>
          </table:table-cell>
          <table:table-cell office:value-type="float" office:value="1.412012153" calcext:value-type="float">
            <text:p>1.412012153</text:p>
          </table:table-cell>
          <table:table-cell office:value-type="float" office:value="1.461930215" calcext:value-type="float">
            <text:p>1.461930215</text:p>
          </table:table-cell>
          <table:table-cell office:value-type="float" office:value="1.506920258" calcext:value-type="float">
            <text:p>1.506920258</text:p>
          </table:table-cell>
          <table:table-cell office:value-type="float" office:value="1.658283509" calcext:value-type="float">
            <text:p>1.658283509</text:p>
          </table:table-cell>
          <table:table-cell office:value-type="float" office:value="246.168213540933" calcext:value-type="float">
            <text:p>246.1682135409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0.0567491044739583" calcext:value-type="float">
            <text:p>-0.0567491044739583</text:p>
          </table:table-cell>
          <table:table-cell office:value-type="float" office:value="0.000702214054240685" calcext:value-type="float">
            <text:p>0.000702214054240685</text:p>
          </table:table-cell>
          <table:table-cell office:value-type="float" office:value="-0.057430304" calcext:value-type="float">
            <text:p>-0.057430304</text:p>
          </table:table-cell>
          <table:table-cell office:value-type="float" office:value="-0.057258861" calcext:value-type="float">
            <text:p>-0.057258861</text:p>
          </table:table-cell>
          <table:table-cell office:value-type="float" office:value="-0.057025339" calcext:value-type="float">
            <text:p>-0.057025339</text:p>
          </table:table-cell>
          <table:table-cell office:value-type="float" office:value="-0.05642798875" calcext:value-type="float">
            <text:p>-0.05642798875</text:p>
          </table:table-cell>
          <table:table-cell office:value-type="float" office:value="-0.052915732" calcext:value-type="float">
            <text:p>-0.052915732</text:p>
          </table:table-cell>
          <table:table-cell office:value-type="float" office:value="94.3250895526042" calcext:value-type="float">
            <text:p>94.3250895526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0546637170670103" calcext:value-type="float">
            <text:p>-0.0546637170670103</text:p>
          </table:table-cell>
          <table:table-cell office:value-type="float" office:value="0.00333371196611711" calcext:value-type="float">
            <text:p>0.00333371196611711</text:p>
          </table:table-cell>
          <table:table-cell office:value-type="float" office:value="-0.064750952" calcext:value-type="float">
            <text:p>-0.064750952</text:p>
          </table:table-cell>
          <table:table-cell office:value-type="float" office:value="-0.05687769225" calcext:value-type="float">
            <text:p>-0.05687769225</text:p>
          </table:table-cell>
          <table:table-cell office:value-type="float" office:value="-0.054607735" calcext:value-type="float">
            <text:p>-0.054607735</text:p>
          </table:table-cell>
          <table:table-cell office:value-type="float" office:value="-0.0527469215" calcext:value-type="float">
            <text:p>-0.0527469215</text:p>
          </table:table-cell>
          <table:table-cell office:value-type="float" office:value="-0.045061705" calcext:value-type="float">
            <text:p>-0.04506170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93" calcext:value-type="float">
            <text:p>193</text:p>
          </table:table-cell>
          <table:table-cell office:value-type="float" office:value="-0.0540137936683938" calcext:value-type="float">
            <text:p>-0.0540137936683938</text:p>
          </table:table-cell>
          <table:table-cell office:value-type="float" office:value="0.0000935796260297541" calcext:value-type="float">
            <text:p>9.35796260297541E-05</text:p>
          </table:table-cell>
          <table:table-cell office:value-type="float" office:value="-0.05415113" calcext:value-type="float">
            <text:p>-0.05415113</text:p>
          </table:table-cell>
          <table:table-cell office:value-type="float" office:value="-0.054074186" calcext:value-type="float">
            <text:p>-0.054074186</text:p>
          </table:table-cell>
          <table:table-cell office:value-type="float" office:value="-0.054042732" calcext:value-type="float">
            <text:p>-0.054042732</text:p>
          </table:table-cell>
          <table:table-cell office:value-type="float" office:value="-0.053983769" calcext:value-type="float">
            <text:p>-0.053983769</text:p>
          </table:table-cell>
          <table:table-cell office:value-type="float" office:value="-0.05358155" calcext:value-type="float">
            <text:p>-0.05358155</text:p>
          </table:table-cell>
          <table:table-cell office:value-type="float" office:value="97.2993103165803" calcext:value-type="float">
            <text:p>97.2993103165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407916721161616" calcext:value-type="float">
            <text:p>-0.0407916721161616</text:p>
          </table:table-cell>
          <table:table-cell office:value-type="float" office:value="0.000472488214821642" calcext:value-type="float">
            <text:p>0.000472488214821642</text:p>
          </table:table-cell>
          <table:table-cell office:value-type="float" office:value="-0.041906288" calcext:value-type="float">
            <text:p>-0.041906288</text:p>
          </table:table-cell>
          <table:table-cell office:value-type="float" office:value="-0.0411558445" calcext:value-type="float">
            <text:p>-0.0411558445</text:p>
          </table:table-cell>
          <table:table-cell office:value-type="float" office:value="-0.0408584625" calcext:value-type="float">
            <text:p>-0.0408584625</text:p>
          </table:table-cell>
          <table:table-cell office:value-type="float" office:value="-0.04050545775" calcext:value-type="float">
            <text:p>-0.04050545775</text:p>
          </table:table-cell>
          <table:table-cell office:value-type="float" office:value="-0.039437883" calcext:value-type="float">
            <text:p>-0.03943788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-0.031844547172093" calcext:value-type="float">
            <text:p>-0.031844547172093</text:p>
          </table:table-cell>
          <table:table-cell office:value-type="float" office:value="0.000112056367076137" calcext:value-type="float">
            <text:p>0.000112056367076137</text:p>
          </table:table-cell>
          <table:table-cell office:value-type="float" office:value="-0.032040205" calcext:value-type="float">
            <text:p>-0.032040205</text:p>
          </table:table-cell>
          <table:table-cell office:value-type="float" office:value="-0.0319235815" calcext:value-type="float">
            <text:p>-0.0319235815</text:p>
          </table:table-cell>
          <table:table-cell office:value-type="float" office:value="-0.031865276" calcext:value-type="float">
            <text:p>-0.031865276</text:p>
          </table:table-cell>
          <table:table-cell office:value-type="float" office:value="-0.0317787075" calcext:value-type="float">
            <text:p>-0.0317787075</text:p>
          </table:table-cell>
          <table:table-cell office:value-type="float" office:value="-0.031425317" calcext:value-type="float">
            <text:p>-0.031425317</text:p>
          </table:table-cell>
          <table:table-cell office:value-type="float" office:value="103.184454717209" calcext:value-type="float">
            <text:p>103.18445471720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-1.05549029538075" calcext:value-type="float">
            <text:p>-1.05549029538075</text:p>
          </table:table-cell>
          <table:table-cell office:value-type="float" office:value="0.0199179487917869" calcext:value-type="float">
            <text:p>0.0199179487917869</text:p>
          </table:table-cell>
          <table:table-cell office:value-type="float" office:value="-1.087248988" calcext:value-type="float">
            <text:p>-1.087248988</text:p>
          </table:table-cell>
          <table:table-cell office:value-type="float" office:value="-1.071313879" calcext:value-type="float">
            <text:p>-1.071313879</text:p>
          </table:table-cell>
          <table:table-cell office:value-type="float" office:value="-1.056145222" calcext:value-type="float">
            <text:p>-1.056145222</text:p>
          </table:table-cell>
          <table:table-cell office:value-type="float" office:value="-1.0425345365" calcext:value-type="float">
            <text:p>-1.0425345365</text:p>
          </table:table-cell>
          <table:table-cell office:value-type="float" office:value="-0.995036475" calcext:value-type="float">
            <text:p>-0.995036475</text:p>
          </table:table-cell>
          <table:table-cell office:value-type="float" office:value="152.774514769038" calcext:value-type="float">
            <text:p>152.774514769038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-0.950408954140562" calcext:value-type="float">
            <text:p>-0.950408954140562</text:p>
          </table:table-cell>
          <table:table-cell office:value-type="float" office:value="0.0177489056755946" calcext:value-type="float">
            <text:p>0.0177489056755946</text:p>
          </table:table-cell>
          <table:table-cell office:value-type="float" office:value="-1.001869217" calcext:value-type="float">
            <text:p>-1.001869217</text:p>
          </table:table-cell>
          <table:table-cell office:value-type="float" office:value="-0.962934359" calcext:value-type="float">
            <text:p>-0.962934359</text:p>
          </table:table-cell>
          <table:table-cell office:value-type="float" office:value="-0.949067058" calcext:value-type="float">
            <text:p>-0.949067058</text:p>
          </table:table-cell>
          <table:table-cell office:value-type="float" office:value="-0.937486995" calcext:value-type="float">
            <text:p>-0.937486995</text:p>
          </table:table-cell>
          <table:table-cell office:value-type="float" office:value="-0.895777314" calcext:value-type="float">
            <text:p>-0.895777314</text:p>
          </table:table-cell>
          <table:table-cell office:value-type="float" office:value="4.95910458594377" calcext:value-type="float">
            <text:p>4.9591045859437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96" calcext:value-type="float">
            <text:p>196</text:p>
          </table:table-cell>
          <table:table-cell office:value-type="float" office:value="0.99158254305102" calcext:value-type="float">
            <text:p>0.99158254305102</text:p>
          </table:table-cell>
          <table:table-cell office:value-type="float" office:value="0.00393350198264121" calcext:value-type="float">
            <text:p>0.00393350198264121</text:p>
          </table:table-cell>
          <table:table-cell office:value-type="float" office:value="0.974150217" calcext:value-type="float">
            <text:p>0.974150217</text:p>
          </table:table-cell>
          <table:table-cell office:value-type="float" office:value="0.988799288" calcext:value-type="float">
            <text:p>0.988799288</text:p>
          </table:table-cell>
          <table:table-cell office:value-type="float" office:value="0.9917189695" calcext:value-type="float">
            <text:p>0.9917189695</text:p>
          </table:table-cell>
          <table:table-cell office:value-type="float" office:value="0.994378951" calcext:value-type="float">
            <text:p>0.994378951</text:p>
          </table:table-cell>
          <table:table-cell office:value-type="float" office:value="0.999584438" calcext:value-type="float">
            <text:p>0.999584438</text:p>
          </table:table-cell>
          <table:table-cell office:value-type="float" office:value="149.579127152551" calcext:value-type="float">
            <text:p>149.57912715255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1.09755081030303" calcext:value-type="float">
            <text:p>-1.09755081030303</text:p>
          </table:table-cell>
          <table:table-cell office:value-type="float" office:value="0.0470206369374463" calcext:value-type="float">
            <text:p>0.0470206369374463</text:p>
          </table:table-cell>
          <table:table-cell office:value-type="float" office:value="-1.154294347" calcext:value-type="float">
            <text:p>-1.154294347</text:p>
          </table:table-cell>
          <table:table-cell office:value-type="float" office:value="-1.12776578775" calcext:value-type="float">
            <text:p>-1.12776578775</text:p>
          </table:table-cell>
          <table:table-cell office:value-type="float" office:value="-1.1096594505" calcext:value-type="float">
            <text:p>-1.1096594505</text:p>
          </table:table-cell>
          <table:table-cell office:value-type="float" office:value="-1.0829917315" calcext:value-type="float">
            <text:p>-1.0829917315</text:p>
          </table:table-cell>
          <table:table-cell office:value-type="float" office:value="-0.887569642" calcext:value-type="float">
            <text:p>-0.88756964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967816396553398" calcext:value-type="float">
            <text:p>0.967816396553398</text:p>
          </table:table-cell>
          <table:table-cell office:value-type="float" office:value="0.0218756496492026" calcext:value-type="float">
            <text:p>0.0218756496492026</text:p>
          </table:table-cell>
          <table:table-cell office:value-type="float" office:value="0.898614872" calcext:value-type="float">
            <text:p>0.898614872</text:p>
          </table:table-cell>
          <table:table-cell office:value-type="float" office:value="0.95646287875" calcext:value-type="float">
            <text:p>0.95646287875</text:p>
          </table:table-cell>
          <table:table-cell office:value-type="float" office:value="0.9706296025" calcext:value-type="float">
            <text:p>0.9706296025</text:p>
          </table:table-cell>
          <table:table-cell office:value-type="float" office:value="0.9849792835" calcext:value-type="float">
            <text:p>0.9849792835</text:p>
          </table:table-cell>
          <table:table-cell office:value-type="float" office:value="1.000369798" calcext:value-type="float">
            <text:p>1.00036979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.99904186293605" calcext:value-type="float">
            <text:p>1.99904186293605</text:p>
          </table:table-cell>
          <table:table-cell office:value-type="float" office:value="0.0394463020611595" calcext:value-type="float">
            <text:p>0.0394463020611595</text:p>
          </table:table-cell>
          <table:table-cell office:value-type="float" office:value="1.854795517" calcext:value-type="float">
            <text:p>1.854795517</text:p>
          </table:table-cell>
          <table:table-cell office:value-type="float" office:value="1.9724169125" calcext:value-type="float">
            <text:p>1.9724169125</text:p>
          </table:table-cell>
          <table:table-cell office:value-type="float" office:value="2.005332652" calcext:value-type="float">
            <text:p>2.005332652</text:p>
          </table:table-cell>
          <table:table-cell office:value-type="float" office:value="2.03679648875" calcext:value-type="float">
            <text:p>2.03679648875</text:p>
          </table:table-cell>
          <table:table-cell office:value-type="float" office:value="2.046226779" calcext:value-type="float">
            <text:p>2.046226779</text:p>
          </table:table-cell>
          <table:table-cell office:value-type="float" office:value="99.9041862936047" calcext:value-type="float">
            <text:p>99.9041862936047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-2.11601164527472" calcext:value-type="float">
            <text:p>-2.11601164527472</text:p>
          </table:table-cell>
          <table:table-cell office:value-type="float" office:value="0.0234554017720787" calcext:value-type="float">
            <text:p>0.0234554017720787</text:p>
          </table:table-cell>
          <table:table-cell office:value-type="float" office:value="-2.14067388" calcext:value-type="float">
            <text:p>-2.14067388</text:p>
          </table:table-cell>
          <table:table-cell office:value-type="float" office:value="-2.1330012845" calcext:value-type="float">
            <text:p>-2.1330012845</text:p>
          </table:table-cell>
          <table:table-cell office:value-type="float" office:value="-2.123750591" calcext:value-type="float">
            <text:p>-2.123750591</text:p>
          </table:table-cell>
          <table:table-cell office:value-type="float" office:value="-2.1058462875" calcext:value-type="float">
            <text:p>-2.1058462875</text:p>
          </table:table-cell>
          <table:table-cell office:value-type="float" office:value="-2.027263917" calcext:value-type="float">
            <text:p>-2.027263917</text:p>
          </table:table-cell>
          <table:table-cell office:value-type="float" office:value="205.800582263736" calcext:value-type="float">
            <text:p>205.800582263736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2" calcext:value-type="float">
            <text:p>192</text:p>
          </table:table-cell>
          <table:table-cell office:value-type="float" office:value="-0.0567491044739583" calcext:value-type="float">
            <text:p>-0.0567491044739583</text:p>
          </table:table-cell>
          <table:table-cell office:value-type="float" office:value="0.000702214054240685" calcext:value-type="float">
            <text:p>0.000702214054240685</text:p>
          </table:table-cell>
          <table:table-cell office:value-type="float" office:value="-0.057430304" calcext:value-type="float">
            <text:p>-0.057430304</text:p>
          </table:table-cell>
          <table:table-cell office:value-type="float" office:value="-0.057258861" calcext:value-type="float">
            <text:p>-0.057258861</text:p>
          </table:table-cell>
          <table:table-cell office:value-type="float" office:value="-0.057025339" calcext:value-type="float">
            <text:p>-0.057025339</text:p>
          </table:table-cell>
          <table:table-cell office:value-type="float" office:value="-0.05642798875" calcext:value-type="float">
            <text:p>-0.05642798875</text:p>
          </table:table-cell>
          <table:table-cell office:value-type="float" office:value="-0.052915732" calcext:value-type="float">
            <text:p>-0.052915732</text:p>
          </table:table-cell>
          <table:table-cell office:value-type="float" office:value="94.3250895526042" calcext:value-type="float">
            <text:p>94.325089552604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93" calcext:value-type="float">
            <text:p>193</text:p>
          </table:table-cell>
          <table:table-cell office:value-type="float" office:value="-0.0540137936683938" calcext:value-type="float">
            <text:p>-0.0540137936683938</text:p>
          </table:table-cell>
          <table:table-cell office:value-type="float" office:value="0.0000935796260297541" calcext:value-type="float">
            <text:p>9.35796260297541E-05</text:p>
          </table:table-cell>
          <table:table-cell office:value-type="float" office:value="-0.05415113" calcext:value-type="float">
            <text:p>-0.05415113</text:p>
          </table:table-cell>
          <table:table-cell office:value-type="float" office:value="-0.054074186" calcext:value-type="float">
            <text:p>-0.054074186</text:p>
          </table:table-cell>
          <table:table-cell office:value-type="float" office:value="-0.054042732" calcext:value-type="float">
            <text:p>-0.054042732</text:p>
          </table:table-cell>
          <table:table-cell office:value-type="float" office:value="-0.053983769" calcext:value-type="float">
            <text:p>-0.053983769</text:p>
          </table:table-cell>
          <table:table-cell office:value-type="float" office:value="-0.05358155" calcext:value-type="float">
            <text:p>-0.05358155</text:p>
          </table:table-cell>
          <table:table-cell office:value-type="float" office:value="97.2993103165803" calcext:value-type="float">
            <text:p>97.299310316580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2.07787360839381" calcext:value-type="float">
            <text:p>-2.07787360839381</text:p>
          </table:table-cell>
          <table:table-cell office:value-type="float" office:value="0.02941988640588" calcext:value-type="float">
            <text:p>0.02941988640588</text:p>
          </table:table-cell>
          <table:table-cell office:value-type="float" office:value="-2.132157557" calcext:value-type="float">
            <text:p>-2.132157557</text:p>
          </table:table-cell>
          <table:table-cell office:value-type="float" office:value="-2.09978624075" calcext:value-type="float">
            <text:p>-2.09978624075</text:p>
          </table:table-cell>
          <table:table-cell office:value-type="float" office:value="-2.0843078535" calcext:value-type="float">
            <text:p>-2.0843078535</text:p>
          </table:table-cell>
          <table:table-cell office:value-type="float" office:value="-2.06018481925" calcext:value-type="float">
            <text:p>-2.06018481925</text:p>
          </table:table-cell>
          <table:table-cell office:value-type="float" office:value="-1.975876997" calcext:value-type="float">
            <text:p>-1.97587699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982530890522388" calcext:value-type="float">
            <text:p>0.982530890522388</text:p>
          </table:table-cell>
          <table:table-cell office:value-type="float" office:value="0.0128590310987317" calcext:value-type="float">
            <text:p>0.0128590310987317</text:p>
          </table:table-cell>
          <table:table-cell office:value-type="float" office:value="0.933686761" calcext:value-type="float">
            <text:p>0.933686761</text:p>
          </table:table-cell>
          <table:table-cell office:value-type="float" office:value="0.975058096" calcext:value-type="float">
            <text:p>0.975058096</text:p>
          </table:table-cell>
          <table:table-cell office:value-type="float" office:value="0.985671062" calcext:value-type="float">
            <text:p>0.985671062</text:p>
          </table:table-cell>
          <table:table-cell office:value-type="float" office:value="0.992819795" calcext:value-type="float">
            <text:p>0.992819795</text:p>
          </table:table-cell>
          <table:table-cell office:value-type="float" office:value="0.997197202" calcext:value-type="float">
            <text:p>0.99719720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0.0160201369456522" calcext:value-type="float">
            <text:p>-0.0160201369456522</text:p>
          </table:table-cell>
          <table:table-cell office:value-type="float" office:value="0.0000529884430262558" calcext:value-type="float">
            <text:p>5.29884430262558E-05</text:p>
          </table:table-cell>
          <table:table-cell office:value-type="float" office:value="-0.016160542" calcext:value-type="float">
            <text:p>-0.016160542</text:p>
          </table:table-cell>
          <table:table-cell office:value-type="float" office:value="-0.01605744025" calcext:value-type="float">
            <text:p>-0.01605744025</text:p>
          </table:table-cell>
          <table:table-cell office:value-type="float" office:value="-0.0160188865" calcext:value-type="float">
            <text:p>-0.0160188865</text:p>
          </table:table-cell>
          <table:table-cell office:value-type="float" office:value="-0.01598387125" calcext:value-type="float">
            <text:p>-0.01598387125</text:p>
          </table:table-cell>
          <table:table-cell office:value-type="float" office:value="-0.015907861" calcext:value-type="float">
            <text:p>-0.015907861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-0.0156966304863388" calcext:value-type="float">
            <text:p>-0.0156966304863388</text:p>
          </table:table-cell>
          <table:table-cell office:value-type="float" office:value="0.0000899913377882645" calcext:value-type="float">
            <text:p>8.99913377882645E-05</text:p>
          </table:table-cell>
          <table:table-cell office:value-type="float" office:value="-0.015845416" calcext:value-type="float">
            <text:p>-0.015845416</text:p>
          </table:table-cell>
          <table:table-cell office:value-type="float" office:value="-0.0157563055" calcext:value-type="float">
            <text:p>-0.0157563055</text:p>
          </table:table-cell>
          <table:table-cell office:value-type="float" office:value="-0.015728438" calcext:value-type="float">
            <text:p>-0.015728438</text:p>
          </table:table-cell>
          <table:table-cell office:value-type="float" office:value="-0.015657079" calcext:value-type="float">
            <text:p>-0.015657079</text:p>
          </table:table-cell>
          <table:table-cell office:value-type="float" office:value="-0.01539377" calcext:value-type="float">
            <text:p>-0.01539377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0.0362227059295775" calcext:value-type="float">
            <text:p>-0.0362227059295775</text:p>
          </table:table-cell>
          <table:table-cell office:value-type="float" office:value="0.00447272031310664" calcext:value-type="float">
            <text:p>0.00447272031310664</text:p>
          </table:table-cell>
          <table:table-cell office:value-type="float" office:value="-0.039364198" calcext:value-type="float">
            <text:p>-0.039364198</text:p>
          </table:table-cell>
          <table:table-cell office:value-type="float" office:value="-0.038406366" calcext:value-type="float">
            <text:p>-0.038406366</text:p>
          </table:table-cell>
          <table:table-cell office:value-type="float" office:value="-0.03792534" calcext:value-type="float">
            <text:p>-0.03792534</text:p>
          </table:table-cell>
          <table:table-cell office:value-type="float" office:value="-0.036988414" calcext:value-type="float">
            <text:p>-0.036988414</text:p>
          </table:table-cell>
          <table:table-cell office:value-type="float" office:value="-0.015241173" calcext:value-type="float">
            <text:p>-0.015241173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-0.0477552502670455" calcext:value-type="float">
            <text:p>-0.0477552502670455</text:p>
          </table:table-cell>
          <table:table-cell office:value-type="float" office:value="0.000211749399069459" calcext:value-type="float">
            <text:p>0.000211749399069459</text:p>
          </table:table-cell>
          <table:table-cell office:value-type="float" office:value="-0.04798298" calcext:value-type="float">
            <text:p>-0.04798298</text:p>
          </table:table-cell>
          <table:table-cell office:value-type="float" office:value="-0.047864792" calcext:value-type="float">
            <text:p>-0.047864792</text:p>
          </table:table-cell>
          <table:table-cell office:value-type="float" office:value="-0.047814508" calcext:value-type="float">
            <text:p>-0.047814508</text:p>
          </table:table-cell>
          <table:table-cell office:value-type="float" office:value="-0.04775109875" calcext:value-type="float">
            <text:p>-0.04775109875</text:p>
          </table:table-cell>
          <table:table-cell office:value-type="float" office:value="-0.046850403" calcext:value-type="float">
            <text:p>-0.046850403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-0.0163968880215517" calcext:value-type="float">
            <text:p>-0.0163968880215517</text:p>
          </table:table-cell>
          <table:table-cell office:value-type="float" office:value="0.0000561561745477678" calcext:value-type="float">
            <text:p>5.61561745477678E-05</text:p>
          </table:table-cell>
          <table:table-cell office:value-type="float" office:value="-0.016708809" calcext:value-type="float">
            <text:p>-0.016708809</text:p>
          </table:table-cell>
          <table:table-cell office:value-type="float" office:value="-0.01643085675" calcext:value-type="float">
            <text:p>-0.01643085675</text:p>
          </table:table-cell>
          <table:table-cell office:value-type="float" office:value="-0.016394909" calcext:value-type="float">
            <text:p>-0.016394909</text:p>
          </table:table-cell>
          <table:table-cell office:value-type="float" office:value="-0.01636587725" calcext:value-type="float">
            <text:p>-0.01636587725</text:p>
          </table:table-cell>
          <table:table-cell office:value-type="float" office:value="-0.016236602" calcext:value-type="float">
            <text:p>-0.016236602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0159353424892473" calcext:value-type="float">
            <text:p>0.0159353424892473</text:p>
          </table:table-cell>
          <table:table-cell office:value-type="float" office:value="0.0000705789721648823" calcext:value-type="float">
            <text:p>7.05789721648823E-05</text:p>
          </table:table-cell>
          <table:table-cell office:value-type="float" office:value="0.01573842" calcext:value-type="float">
            <text:p>0.01573842</text:p>
          </table:table-cell>
          <table:table-cell office:value-type="float" office:value="0.0158885085" calcext:value-type="float">
            <text:p>0.0158885085</text:p>
          </table:table-cell>
          <table:table-cell office:value-type="float" office:value="0.015933288" calcext:value-type="float">
            <text:p>0.015933288</text:p>
          </table:table-cell>
          <table:table-cell office:value-type="float" office:value="0.0159843205" calcext:value-type="float">
            <text:p>0.0159843205</text:p>
          </table:table-cell>
          <table:table-cell office:value-type="float" office:value="0.016130082" calcext:value-type="float">
            <text:p>0.01613008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0.0154046059189189" calcext:value-type="float">
            <text:p>-0.0154046059189189</text:p>
          </table:table-cell>
          <table:table-cell office:value-type="float" office:value="0.000173724687695631" calcext:value-type="float">
            <text:p>0.000173724687695631</text:p>
          </table:table-cell>
          <table:table-cell office:value-type="float" office:value="-0.015817424" calcext:value-type="float">
            <text:p>-0.015817424</text:p>
          </table:table-cell>
          <table:table-cell office:value-type="float" office:value="-0.015535801" calcext:value-type="float">
            <text:p>-0.015535801</text:p>
          </table:table-cell>
          <table:table-cell office:value-type="float" office:value="-0.015400413" calcext:value-type="float">
            <text:p>-0.015400413</text:p>
          </table:table-cell>
          <table:table-cell office:value-type="float" office:value="-0.015279683" calcext:value-type="float">
            <text:p>-0.015279683</text:p>
          </table:table-cell>
          <table:table-cell office:value-type="float" office:value="-0.015002301" calcext:value-type="float">
            <text:p>-0.015002301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0.0151926650872093" calcext:value-type="float">
            <text:p>-0.0151926650872093</text:p>
          </table:table-cell>
          <table:table-cell office:value-type="float" office:value="0.000198916401477707" calcext:value-type="float">
            <text:p>0.000198916401477707</text:p>
          </table:table-cell>
          <table:table-cell office:value-type="float" office:value="-0.016183329" calcext:value-type="float">
            <text:p>-0.016183329</text:p>
          </table:table-cell>
          <table:table-cell office:value-type="float" office:value="-0.01529653" calcext:value-type="float">
            <text:p>-0.01529653</text:p>
          </table:table-cell>
          <table:table-cell office:value-type="float" office:value="-0.01517421" calcext:value-type="float">
            <text:p>-0.01517421</text:p>
          </table:table-cell>
          <table:table-cell office:value-type="float" office:value="-0.01506366225" calcext:value-type="float">
            <text:p>-0.01506366225</text:p>
          </table:table-cell>
          <table:table-cell office:value-type="float" office:value="-0.014718649" calcext:value-type="float">
            <text:p>-0.014718649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-0.0184704742241379" calcext:value-type="float">
            <text:p>-0.0184704742241379</text:p>
          </table:table-cell>
          <table:table-cell office:value-type="float" office:value="0.000408738672767413" calcext:value-type="float">
            <text:p>0.000408738672767413</text:p>
          </table:table-cell>
          <table:table-cell office:value-type="float" office:value="-0.019562612" calcext:value-type="float">
            <text:p>-0.019562612</text:p>
          </table:table-cell>
          <table:table-cell office:value-type="float" office:value="-0.018728789" calcext:value-type="float">
            <text:p>-0.018728789</text:p>
          </table:table-cell>
          <table:table-cell office:value-type="float" office:value="-0.01849855" calcext:value-type="float">
            <text:p>-0.01849855</text:p>
          </table:table-cell>
          <table:table-cell office:value-type="float" office:value="-0.0181831675" calcext:value-type="float">
            <text:p>-0.0181831675</text:p>
          </table:table-cell>
          <table:table-cell office:value-type="float" office:value="-0.017441758" calcext:value-type="float">
            <text:p>-0.017441758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047826264236715" calcext:value-type="float">
            <text:p>-0.047826264236715</text:p>
          </table:table-cell>
          <table:table-cell office:value-type="float" office:value="0.00045966220833715" calcext:value-type="float">
            <text:p>0.00045966220833715</text:p>
          </table:table-cell>
          <table:table-cell office:value-type="float" office:value="-0.049072365" calcext:value-type="float">
            <text:p>-0.049072365</text:p>
          </table:table-cell>
          <table:table-cell office:value-type="float" office:value="-0.048077685" calcext:value-type="float">
            <text:p>-0.048077685</text:p>
          </table:table-cell>
          <table:table-cell office:value-type="float" office:value="-0.047789951" calcext:value-type="float">
            <text:p>-0.047789951</text:p>
          </table:table-cell>
          <table:table-cell office:value-type="float" office:value="-0.0475417355" calcext:value-type="float">
            <text:p>-0.0475417355</text:p>
          </table:table-cell>
          <table:table-cell office:value-type="float" office:value="-0.046591269" calcext:value-type="float">
            <text:p>-0.046591269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243523391505376" calcext:value-type="float">
            <text:p>-0.0243523391505376</text:p>
          </table:table-cell>
          <table:table-cell office:value-type="float" office:value="0.00111263346985213" calcext:value-type="float">
            <text:p>0.00111263346985213</text:p>
          </table:table-cell>
          <table:table-cell office:value-type="float" office:value="-0.028281108" calcext:value-type="float">
            <text:p>-0.028281108</text:p>
          </table:table-cell>
          <table:table-cell office:value-type="float" office:value="-0.02505655875" calcext:value-type="float">
            <text:p>-0.02505655875</text:p>
          </table:table-cell>
          <table:table-cell office:value-type="float" office:value="-0.0242553555" calcext:value-type="float">
            <text:p>-0.0242553555</text:p>
          </table:table-cell>
          <table:table-cell office:value-type="float" office:value="-0.02369457175" calcext:value-type="float">
            <text:p>-0.02369457175</text:p>
          </table:table-cell>
          <table:table-cell office:value-type="float" office:value="-0.021767789" calcext:value-type="float">
            <text:p>-0.021767789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0123769905873786" calcext:value-type="float">
            <text:p>0.0123769905873786</text:p>
          </table:table-cell>
          <table:table-cell office:value-type="float" office:value="0.000147635162772089" calcext:value-type="float">
            <text:p>0.000147635162772089</text:p>
          </table:table-cell>
          <table:table-cell office:value-type="float" office:value="0.011968846" calcext:value-type="float">
            <text:p>0.011968846</text:p>
          </table:table-cell>
          <table:table-cell office:value-type="float" office:value="0.01228881575" calcext:value-type="float">
            <text:p>0.01228881575</text:p>
          </table:table-cell>
          <table:table-cell office:value-type="float" office:value="0.0123632735" calcext:value-type="float">
            <text:p>0.0123632735</text:p>
          </table:table-cell>
          <table:table-cell office:value-type="float" office:value="0.012453176" calcext:value-type="float">
            <text:p>0.012453176</text:p>
          </table:table-cell>
          <table:table-cell office:value-type="float" office:value="0.012776038" calcext:value-type="float">
            <text:p>0.01277603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-0.0708546393264249" calcext:value-type="float">
            <text:p>-0.0708546393264249</text:p>
          </table:table-cell>
          <table:table-cell office:value-type="float" office:value="0.00348406231413813" calcext:value-type="float">
            <text:p>0.00348406231413813</text:p>
          </table:table-cell>
          <table:table-cell office:value-type="float" office:value="-0.080616716" calcext:value-type="float">
            <text:p>-0.080616716</text:p>
          </table:table-cell>
          <table:table-cell office:value-type="float" office:value="-0.073084799" calcext:value-type="float">
            <text:p>-0.073084799</text:p>
          </table:table-cell>
          <table:table-cell office:value-type="float" office:value="-0.070896814" calcext:value-type="float">
            <text:p>-0.070896814</text:p>
          </table:table-cell>
          <table:table-cell office:value-type="float" office:value="-0.068474689" calcext:value-type="float">
            <text:p>-0.068474689</text:p>
          </table:table-cell>
          <table:table-cell office:value-type="float" office:value="-0.062031532" calcext:value-type="float">
            <text:p>-0.062031532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0292442745412371" calcext:value-type="float">
            <text:p>-0.0292442745412371</text:p>
          </table:table-cell>
          <table:table-cell office:value-type="float" office:value="0.00181624302128812" calcext:value-type="float">
            <text:p>0.00181624302128812</text:p>
          </table:table-cell>
          <table:table-cell office:value-type="float" office:value="-0.033963128" calcext:value-type="float">
            <text:p>-0.033963128</text:p>
          </table:table-cell>
          <table:table-cell office:value-type="float" office:value="-0.0305007665" calcext:value-type="float">
            <text:p>-0.0305007665</text:p>
          </table:table-cell>
          <table:table-cell office:value-type="float" office:value="-0.029247248" calcext:value-type="float">
            <text:p>-0.029247248</text:p>
          </table:table-cell>
          <table:table-cell office:value-type="float" office:value="-0.02822719525" calcext:value-type="float">
            <text:p>-0.02822719525</text:p>
          </table:table-cell>
          <table:table-cell office:value-type="float" office:value="-0.023907019" calcext:value-type="float">
            <text:p>-0.023907019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234757807979798" calcext:value-type="float">
            <text:p>-0.0234757807979798</text:p>
          </table:table-cell>
          <table:table-cell office:value-type="float" office:value="0.000253514679137065" calcext:value-type="float">
            <text:p>0.000253514679137065</text:p>
          </table:table-cell>
          <table:table-cell office:value-type="float" office:value="-0.024026255" calcext:value-type="float">
            <text:p>-0.024026255</text:p>
          </table:table-cell>
          <table:table-cell office:value-type="float" office:value="-0.02365508375" calcext:value-type="float">
            <text:p>-0.02365508375</text:p>
          </table:table-cell>
          <table:table-cell office:value-type="float" office:value="-0.0234974375" calcext:value-type="float">
            <text:p>-0.0234974375</text:p>
          </table:table-cell>
          <table:table-cell office:value-type="float" office:value="-0.02332388825" calcext:value-type="float">
            <text:p>-0.02332388825</text:p>
          </table:table-cell>
          <table:table-cell office:value-type="float" office:value="-0.022811852" calcext:value-type="float">
            <text:p>-0.022811852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0.0201252318604651" calcext:value-type="float">
            <text:p>-0.0201252318604651</text:p>
          </table:table-cell>
          <table:table-cell office:value-type="float" office:value="0.0000842834208383479" calcext:value-type="float">
            <text:p>8.42834208383479E-05</text:p>
          </table:table-cell>
          <table:table-cell office:value-type="float" office:value="-0.020428164" calcext:value-type="float">
            <text:p>-0.020428164</text:p>
          </table:table-cell>
          <table:table-cell office:value-type="float" office:value="-0.020178421" calcext:value-type="float">
            <text:p>-0.020178421</text:p>
          </table:table-cell>
          <table:table-cell office:value-type="float" office:value="-0.020110304" calcext:value-type="float">
            <text:p>-0.020110304</text:p>
          </table:table-cell>
          <table:table-cell office:value-type="float" office:value="-0.0200585345" calcext:value-type="float">
            <text:p>-0.0200585345</text:p>
          </table:table-cell>
          <table:table-cell office:value-type="float" office:value="-0.019934737" calcext:value-type="float">
            <text:p>-0.019934737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00654592831799163" calcext:value-type="float">
            <text:p>0.00654592831799163</text:p>
          </table:table-cell>
          <table:table-cell office:value-type="float" office:value="0.000155620425700596" calcext:value-type="float">
            <text:p>0.000155620425700596</text:p>
          </table:table-cell>
          <table:table-cell office:value-type="float" office:value="0.006122625" calcext:value-type="float">
            <text:p>0.006122625</text:p>
          </table:table-cell>
          <table:table-cell office:value-type="float" office:value="0.006448926" calcext:value-type="float">
            <text:p>0.006448926</text:p>
          </table:table-cell>
          <table:table-cell office:value-type="float" office:value="0.006555528" calcext:value-type="float">
            <text:p>0.006555528</text:p>
          </table:table-cell>
          <table:table-cell office:value-type="float" office:value="0.0066434365" calcext:value-type="float">
            <text:p>0.0066434365</text:p>
          </table:table-cell>
          <table:table-cell office:value-type="float" office:value="0.006915365" calcext:value-type="float">
            <text:p>0.0069153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.000193389024096386" calcext:value-type="float">
            <text:p>0.000193389024096386</text:p>
          </table:table-cell>
          <table:table-cell office:value-type="float" office:value="0.0000447724727992986" calcext:value-type="float">
            <text:p>4.47724727992986E-05</text:p>
          </table:table-cell>
          <table:table-cell office:value-type="float" office:value="0.000033985" calcext:value-type="float">
            <text:p>0.000033985</text:p>
          </table:table-cell>
          <table:table-cell office:value-type="float" office:value="0.000164559" calcext:value-type="float">
            <text:p>0.000164559</text:p>
          </table:table-cell>
          <table:table-cell office:value-type="float" office:value="0.000195272" calcext:value-type="float">
            <text:p>0.000195272</text:p>
          </table:table-cell>
          <table:table-cell office:value-type="float" office:value="0.000221847" calcext:value-type="float">
            <text:p>0.000221847</text:p>
          </table:table-cell>
          <table:table-cell office:value-type="float" office:value="0.000299753" calcext:value-type="float">
            <text:p>0.00029975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558255472857143" calcext:value-type="float">
            <text:p>-0.0558255472857143</text:p>
          </table:table-cell>
          <table:table-cell office:value-type="float" office:value="0.000222956470055181" calcext:value-type="float">
            <text:p>0.000222956470055181</text:p>
          </table:table-cell>
          <table:table-cell office:value-type="float" office:value="-0.056304045" calcext:value-type="float">
            <text:p>-0.056304045</text:p>
          </table:table-cell>
          <table:table-cell office:value-type="float" office:value="-0.055977595" calcext:value-type="float">
            <text:p>-0.055977595</text:p>
          </table:table-cell>
          <table:table-cell office:value-type="float" office:value="-0.0558310805" calcext:value-type="float">
            <text:p>-0.0558310805</text:p>
          </table:table-cell>
          <table:table-cell office:value-type="float" office:value="-0.055683047" calcext:value-type="float">
            <text:p>-0.055683047</text:p>
          </table:table-cell>
          <table:table-cell office:value-type="float" office:value="-0.054802745" calcext:value-type="float">
            <text:p>-0.054802745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00999466888888889" calcext:value-type="float">
            <text:p>-0.000999466888888889</text:p>
          </table:table-cell>
          <table:table-cell office:value-type="float" office:value="0.000387175204265784" calcext:value-type="float">
            <text:p>0.000387175204265784</text:p>
          </table:table-cell>
          <table:table-cell office:value-type="float" office:value="-0.002006777" calcext:value-type="float">
            <text:p>-0.002006777</text:p>
          </table:table-cell>
          <table:table-cell office:value-type="float" office:value="-0.001253585" calcext:value-type="float">
            <text:p>-0.001253585</text:p>
          </table:table-cell>
          <table:table-cell office:value-type="float" office:value="-0.0010844545" calcext:value-type="float">
            <text:p>-0.0010844545</text:p>
          </table:table-cell>
          <table:table-cell office:value-type="float" office:value="-0.000639219" calcext:value-type="float">
            <text:p>-0.000639219</text:p>
          </table:table-cell>
          <table:table-cell office:value-type="float" office:value="0.000030511" calcext:value-type="float">
            <text:p>0.000030511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0.0572357223252427" calcext:value-type="float">
            <text:p>-0.0572357223252427</text:p>
          </table:table-cell>
          <table:table-cell office:value-type="float" office:value="0.00141135667673081" calcext:value-type="float">
            <text:p>0.00141135667673081</text:p>
          </table:table-cell>
          <table:table-cell office:value-type="float" office:value="-0.059342371" calcext:value-type="float">
            <text:p>-0.059342371</text:p>
          </table:table-cell>
          <table:table-cell office:value-type="float" office:value="-0.0584368575" calcext:value-type="float">
            <text:p>-0.0584368575</text:p>
          </table:table-cell>
          <table:table-cell office:value-type="float" office:value="-0.0573052765" calcext:value-type="float">
            <text:p>-0.0573052765</text:p>
          </table:table-cell>
          <table:table-cell office:value-type="float" office:value="-0.0564344945" calcext:value-type="float">
            <text:p>-0.0564344945</text:p>
          </table:table-cell>
          <table:table-cell office:value-type="float" office:value="-0.053082667" calcext:value-type="float">
            <text:p>-0.053082667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0.0903674101860465" calcext:value-type="float">
            <text:p>-0.0903674101860465</text:p>
          </table:table-cell>
          <table:table-cell office:value-type="float" office:value="0.00157671943912709" calcext:value-type="float">
            <text:p>0.00157671943912709</text:p>
          </table:table-cell>
          <table:table-cell office:value-type="float" office:value="-0.092301778" calcext:value-type="float">
            <text:p>-0.092301778</text:p>
          </table:table-cell>
          <table:table-cell office:value-type="float" office:value="-0.09172873225" calcext:value-type="float">
            <text:p>-0.09172873225</text:p>
          </table:table-cell>
          <table:table-cell office:value-type="float" office:value="-0.0906294395" calcext:value-type="float">
            <text:p>-0.0906294395</text:p>
          </table:table-cell>
          <table:table-cell office:value-type="float" office:value="-0.0893893835" calcext:value-type="float">
            <text:p>-0.0893893835</text:p>
          </table:table-cell>
          <table:table-cell office:value-type="float" office:value="-0.084022261" calcext:value-type="float">
            <text:p>-0.084022261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370808811098901" calcext:value-type="float">
            <text:p>0.0370808811098901</text:p>
          </table:table-cell>
          <table:table-cell office:value-type="float" office:value="0.000419950210297804" calcext:value-type="float">
            <text:p>0.000419950210297804</text:p>
          </table:table-cell>
          <table:table-cell office:value-type="float" office:value="0.035544815" calcext:value-type="float">
            <text:p>0.035544815</text:p>
          </table:table-cell>
          <table:table-cell office:value-type="float" office:value="0.03690971725" calcext:value-type="float">
            <text:p>0.03690971725</text:p>
          </table:table-cell>
          <table:table-cell office:value-type="float" office:value="0.037187009" calcext:value-type="float">
            <text:p>0.037187009</text:p>
          </table:table-cell>
          <table:table-cell office:value-type="float" office:value="0.0373802675" calcext:value-type="float">
            <text:p>0.0373802675</text:p>
          </table:table-cell>
          <table:table-cell office:value-type="float" office:value="0.037724024" calcext:value-type="float">
            <text:p>0.03772402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-0.0297127128958333" calcext:value-type="float">
            <text:p>-0.0297127128958333</text:p>
          </table:table-cell>
          <table:table-cell office:value-type="float" office:value="0.000371357967291661" calcext:value-type="float">
            <text:p>0.000371357967291661</text:p>
          </table:table-cell>
          <table:table-cell office:value-type="float" office:value="-0.03025754" calcext:value-type="float">
            <text:p>-0.03025754</text:p>
          </table:table-cell>
          <table:table-cell office:value-type="float" office:value="-0.02994889225" calcext:value-type="float">
            <text:p>-0.02994889225</text:p>
          </table:table-cell>
          <table:table-cell office:value-type="float" office:value="-0.029786434" calcext:value-type="float">
            <text:p>-0.029786434</text:p>
          </table:table-cell>
          <table:table-cell office:value-type="float" office:value="-0.029567308" calcext:value-type="float">
            <text:p>-0.029567308</text:p>
          </table:table-cell>
          <table:table-cell office:value-type="float" office:value="-0.027195789" calcext:value-type="float">
            <text:p>-0.027195789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-0.0299971392590674" calcext:value-type="float">
            <text:p>-0.0299971392590674</text:p>
          </table:table-cell>
          <table:table-cell office:value-type="float" office:value="0.0000704511075461147" calcext:value-type="float">
            <text:p>7.04511075461147E-05</text:p>
          </table:table-cell>
          <table:table-cell office:value-type="float" office:value="-0.030223441" calcext:value-type="float">
            <text:p>-0.030223441</text:p>
          </table:table-cell>
          <table:table-cell office:value-type="float" office:value="-0.030041647" calcext:value-type="float">
            <text:p>-0.030041647</text:p>
          </table:table-cell>
          <table:table-cell office:value-type="float" office:value="-0.030000235" calcext:value-type="float">
            <text:p>-0.030000235</text:p>
          </table:table-cell>
          <table:table-cell office:value-type="float" office:value="-0.029953029" calcext:value-type="float">
            <text:p>-0.029953029</text:p>
          </table:table-cell>
          <table:table-cell office:value-type="float" office:value="-0.029774937" calcext:value-type="float">
            <text:p>-0.029774937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271044244070796" calcext:value-type="float">
            <text:p>0.0271044244070796</text:p>
          </table:table-cell>
          <table:table-cell office:value-type="float" office:value="0.00040453250323321" calcext:value-type="float">
            <text:p>0.00040453250323321</text:p>
          </table:table-cell>
          <table:table-cell office:value-type="float" office:value="0.025661224" calcext:value-type="float">
            <text:p>0.025661224</text:p>
          </table:table-cell>
          <table:table-cell office:value-type="float" office:value="0.02684087925" calcext:value-type="float">
            <text:p>0.02684087925</text:p>
          </table:table-cell>
          <table:table-cell office:value-type="float" office:value="0.0271832085" calcext:value-type="float">
            <text:p>0.0271832085</text:p>
          </table:table-cell>
          <table:table-cell office:value-type="float" office:value="0.02738429275" calcext:value-type="float">
            <text:p>0.02738429275</text:p>
          </table:table-cell>
          <table:table-cell office:value-type="float" office:value="0.027994183" calcext:value-type="float">
            <text:p>0.02799418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-0.0658159006666667" calcext:value-type="float">
            <text:p>-0.0658159006666667</text:p>
          </table:table-cell>
          <table:table-cell office:value-type="float" office:value="0.000896158821519301" calcext:value-type="float">
            <text:p>0.000896158821519301</text:p>
          </table:table-cell>
          <table:table-cell office:value-type="float" office:value="-0.066987412" calcext:value-type="float">
            <text:p>-0.066987412</text:p>
          </table:table-cell>
          <table:table-cell office:value-type="float" office:value="-0.066510327" calcext:value-type="float">
            <text:p>-0.066510327</text:p>
          </table:table-cell>
          <table:table-cell office:value-type="float" office:value="-0.066025052" calcext:value-type="float">
            <text:p>-0.066025052</text:p>
          </table:table-cell>
          <table:table-cell office:value-type="float" office:value="-0.065382473" calcext:value-type="float">
            <text:p>-0.065382473</text:p>
          </table:table-cell>
          <table:table-cell office:value-type="float" office:value="-0.061931254" calcext:value-type="float">
            <text:p>-0.061931254</text:p>
          </table:table-cell>
          <table:table-cell office:value-type="string" calcext:value-type="string">
            <text:p>-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3.13870550219565" calcext:value-type="float">
            <text:p>3.13870550219565</text:p>
          </table:table-cell>
          <table:table-cell office:value-type="float" office:value="0.00384016673446148" calcext:value-type="float">
            <text:p>0.00384016673446148</text:p>
          </table:table-cell>
          <table:table-cell office:value-type="float" office:value="3.127798659" calcext:value-type="float">
            <text:p>3.127798659</text:p>
          </table:table-cell>
          <table:table-cell office:value-type="float" office:value="3.13615172475" calcext:value-type="float">
            <text:p>3.13615172475</text:p>
          </table:table-cell>
          <table:table-cell office:value-type="float" office:value="3.139039259" calcext:value-type="float">
            <text:p>3.139039259</text:p>
          </table:table-cell>
          <table:table-cell office:value-type="float" office:value="3.141258256" calcext:value-type="float">
            <text:p>3.141258256</text:p>
          </table:table-cell>
          <table:table-cell office:value-type="float" office:value="3.147874614" calcext:value-type="float">
            <text:p>3.147874614</text:p>
          </table:table-cell>
          <table:table-cell office:value-type="float" office:value="4.62351673985507" calcext:value-type="float">
            <text:p>4.623516739855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83" calcext:value-type="float">
            <text:p>183</text:p>
          </table:table-cell>
          <table:table-cell office:value-type="float" office:value="3.65244226314208" calcext:value-type="float">
            <text:p>3.65244226314208</text:p>
          </table:table-cell>
          <table:table-cell office:value-type="float" office:value="0.0169201604606918" calcext:value-type="float">
            <text:p>0.0169201604606918</text:p>
          </table:table-cell>
          <table:table-cell office:value-type="float" office:value="3.597408205" calcext:value-type="float">
            <text:p>3.597408205</text:p>
          </table:table-cell>
          <table:table-cell office:value-type="float" office:value="3.64721835" calcext:value-type="float">
            <text:p>3.64721835</text:p>
          </table:table-cell>
          <table:table-cell office:value-type="float" office:value="3.6581426" calcext:value-type="float">
            <text:p>3.6581426</text:p>
          </table:table-cell>
          <table:table-cell office:value-type="float" office:value="3.6634874625" calcext:value-type="float">
            <text:p>3.6634874625</text:p>
          </table:table-cell>
          <table:table-cell office:value-type="float" office:value="3.676691161" calcext:value-type="float">
            <text:p>3.676691161</text:p>
          </table:table-cell>
          <table:table-cell office:value-type="float" office:value="4.35549323263075" calcext:value-type="float">
            <text:p>4.3554932326307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9.01995163293897" calcext:value-type="float">
            <text:p>9.01995163293897</text:p>
          </table:table-cell>
          <table:table-cell office:value-type="float" office:value="1.01233406238224" calcext:value-type="float">
            <text:p>1.01233406238224</text:p>
          </table:table-cell>
          <table:table-cell office:value-type="float" office:value="4.014026663" calcext:value-type="float">
            <text:p>4.014026663</text:p>
          </table:table-cell>
          <table:table-cell office:value-type="float" office:value="9.214667728" calcext:value-type="float">
            <text:p>9.214667728</text:p>
          </table:table-cell>
          <table:table-cell office:value-type="float" office:value="9.388014165" calcext:value-type="float">
            <text:p>9.388014165</text:p>
          </table:table-cell>
          <table:table-cell office:value-type="float" office:value="9.503831551" calcext:value-type="float">
            <text:p>9.503831551</text:p>
          </table:table-cell>
          <table:table-cell office:value-type="float" office:value="9.645462528" calcext:value-type="float">
            <text:p>9.645462528</text:p>
          </table:table-cell>
          <table:table-cell office:value-type="float" office:value="125.498790823474" calcext:value-type="float">
            <text:p>125.49879082347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4.16366780390341" calcext:value-type="float">
            <text:p>4.16366780390341</text:p>
          </table:table-cell>
          <table:table-cell office:value-type="float" office:value="0.0132015726841712" calcext:value-type="float">
            <text:p>0.0132015726841712</text:p>
          </table:table-cell>
          <table:table-cell office:value-type="float" office:value="4.100693981" calcext:value-type="float">
            <text:p>4.100693981</text:p>
          </table:table-cell>
          <table:table-cell office:value-type="float" office:value="4.16426077775" calcext:value-type="float">
            <text:p>4.16426077775</text:p>
          </table:table-cell>
          <table:table-cell office:value-type="float" office:value="4.167444418" calcext:value-type="float">
            <text:p>4.167444418</text:p>
          </table:table-cell>
          <table:table-cell office:value-type="float" office:value="4.16988557" calcext:value-type="float">
            <text:p>4.16988557</text:p>
          </table:table-cell>
          <table:table-cell office:value-type="float" office:value="4.175044603" calcext:value-type="float">
            <text:p>4.175044603</text:p>
          </table:table-cell>
          <table:table-cell office:value-type="float" office:value="4.09169509758522" calcext:value-type="float">
            <text:p>4.0916950975852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4.14877381869828" calcext:value-type="float">
            <text:p>4.14877381869828</text:p>
          </table:table-cell>
          <table:table-cell office:value-type="float" office:value="0.0149100002049502" calcext:value-type="float">
            <text:p>0.0149100002049502</text:p>
          </table:table-cell>
          <table:table-cell office:value-type="float" office:value="4.110367993" calcext:value-type="float">
            <text:p>4.110367993</text:p>
          </table:table-cell>
          <table:table-cell office:value-type="float" office:value="4.1387069075" calcext:value-type="float">
            <text:p>4.1387069075</text:p>
          </table:table-cell>
          <table:table-cell office:value-type="float" office:value="4.1474520575" calcext:value-type="float">
            <text:p>4.1474520575</text:p>
          </table:table-cell>
          <table:table-cell office:value-type="float" office:value="4.155718131" calcext:value-type="float">
            <text:p>4.155718131</text:p>
          </table:table-cell>
          <table:table-cell office:value-type="float" office:value="4.190627018" calcext:value-type="float">
            <text:p>4.190627018</text:p>
          </table:table-cell>
          <table:table-cell office:value-type="float" office:value="3.71934546745691" calcext:value-type="float">
            <text:p>3.7193454674569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86" calcext:value-type="float">
            <text:p>186</text:p>
          </table:table-cell>
          <table:table-cell office:value-type="float" office:value="4.19274550713979" calcext:value-type="float">
            <text:p>4.19274550713979</text:p>
          </table:table-cell>
          <table:table-cell office:value-type="float" office:value="0.00940742580761554" calcext:value-type="float">
            <text:p>0.00940742580761554</text:p>
          </table:table-cell>
          <table:table-cell office:value-type="float" office:value="4.16532006" calcext:value-type="float">
            <text:p>4.16532006</text:p>
          </table:table-cell>
          <table:table-cell office:value-type="float" office:value="4.186803013" calcext:value-type="float">
            <text:p>4.186803013</text:p>
          </table:table-cell>
          <table:table-cell office:value-type="float" office:value="4.192972349" calcext:value-type="float">
            <text:p>4.192972349</text:p>
          </table:table-cell>
          <table:table-cell office:value-type="float" office:value="4.199263142" calcext:value-type="float">
            <text:p>4.199263142</text:p>
          </table:table-cell>
          <table:table-cell office:value-type="float" office:value="4.211165677" calcext:value-type="float">
            <text:p>4.211165677</text:p>
          </table:table-cell>
          <table:table-cell office:value-type="float" office:value="6.82787761911589" calcext:value-type="float">
            <text:p>6.827877619115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4.28991193305405" calcext:value-type="float">
            <text:p>4.28991193305405</text:p>
          </table:table-cell>
          <table:table-cell office:value-type="float" office:value="0.0438831912644513" calcext:value-type="float">
            <text:p>0.0438831912644513</text:p>
          </table:table-cell>
          <table:table-cell office:value-type="float" office:value="4.195861781" calcext:value-type="float">
            <text:p>4.195861781</text:p>
          </table:table-cell>
          <table:table-cell office:value-type="float" office:value="4.256078652" calcext:value-type="float">
            <text:p>4.256078652</text:p>
          </table:table-cell>
          <table:table-cell office:value-type="float" office:value="4.291247264" calcext:value-type="float">
            <text:p>4.291247264</text:p>
          </table:table-cell>
          <table:table-cell office:value-type="float" office:value="4.324999342" calcext:value-type="float">
            <text:p>4.324999342</text:p>
          </table:table-cell>
          <table:table-cell office:value-type="float" office:value="4.397050424" calcext:value-type="float">
            <text:p>4.397050424</text:p>
          </table:table-cell>
          <table:table-cell office:value-type="float" office:value="14.2017613389189" calcext:value-type="float">
            <text:p>14.201761338918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4.36571074522093" calcext:value-type="float">
            <text:p>4.36571074522093</text:p>
          </table:table-cell>
          <table:table-cell office:value-type="float" office:value="0.0482140970482356" calcext:value-type="float">
            <text:p>0.0482140970482356</text:p>
          </table:table-cell>
          <table:table-cell office:value-type="float" office:value="4.228767409" calcext:value-type="float">
            <text:p>4.228767409</text:p>
          </table:table-cell>
          <table:table-cell office:value-type="float" office:value="4.33246062025" calcext:value-type="float">
            <text:p>4.33246062025</text:p>
          </table:table-cell>
          <table:table-cell office:value-type="float" office:value="4.3642987125" calcext:value-type="float">
            <text:p>4.3642987125</text:p>
          </table:table-cell>
          <table:table-cell office:value-type="float" office:value="4.39583292625" calcext:value-type="float">
            <text:p>4.39583292625</text:p>
          </table:table-cell>
          <table:table-cell office:value-type="float" office:value="4.568878729" calcext:value-type="float">
            <text:p>4.568878729</text:p>
          </table:table-cell>
          <table:table-cell office:value-type="float" office:value="12.6857850955814" calcext:value-type="float">
            <text:p>12.685785095581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4.83136195778161" calcext:value-type="float">
            <text:p>4.83136195778161</text:p>
          </table:table-cell>
          <table:table-cell office:value-type="float" office:value="0.106649548390168" calcext:value-type="float">
            <text:p>0.106649548390168</text:p>
          </table:table-cell>
          <table:table-cell office:value-type="float" office:value="4.572717417" calcext:value-type="float">
            <text:p>4.572717417</text:p>
          </table:table-cell>
          <table:table-cell office:value-type="float" office:value="4.75275700575" calcext:value-type="float">
            <text:p>4.75275700575</text:p>
          </table:table-cell>
          <table:table-cell office:value-type="float" office:value="4.836758041" calcext:value-type="float">
            <text:p>4.836758041</text:p>
          </table:table-cell>
          <table:table-cell office:value-type="float" office:value="4.902030025" calcext:value-type="float">
            <text:p>4.902030025</text:p>
          </table:table-cell>
          <table:table-cell office:value-type="float" office:value="5.109484479" calcext:value-type="float">
            <text:p>5.109484479</text:p>
          </table:table-cell>
          <table:table-cell office:value-type="float" office:value="3.37276084436782" calcext:value-type="float">
            <text:p>3.3727608443678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07" calcext:value-type="float">
            <text:p>207</text:p>
          </table:table-cell>
          <table:table-cell office:value-type="float" office:value="5.06540571335266" calcext:value-type="float">
            <text:p>5.06540571335266</text:p>
          </table:table-cell>
          <table:table-cell office:value-type="float" office:value="0.0465928313559595" calcext:value-type="float">
            <text:p>0.0465928313559595</text:p>
          </table:table-cell>
          <table:table-cell office:value-type="float" office:value="4.939790005" calcext:value-type="float">
            <text:p>4.939790005</text:p>
          </table:table-cell>
          <table:table-cell office:value-type="float" office:value="5.037942486" calcext:value-type="float">
            <text:p>5.037942486</text:p>
          </table:table-cell>
          <table:table-cell office:value-type="float" office:value="5.065082648" calcext:value-type="float">
            <text:p>5.065082648</text:p>
          </table:table-cell>
          <table:table-cell office:value-type="float" office:value="5.0923804985" calcext:value-type="float">
            <text:p>5.0923804985</text:p>
          </table:table-cell>
          <table:table-cell office:value-type="float" office:value="5.199026066" calcext:value-type="float">
            <text:p>5.199026066</text:p>
          </table:table-cell>
          <table:table-cell office:value-type="float" office:value="7.90171430267895" calcext:value-type="float">
            <text:p>7.9017143026789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5.69153510763979" calcext:value-type="float">
            <text:p>5.69153510763979</text:p>
          </table:table-cell>
          <table:table-cell office:value-type="float" office:value="0.258024986815121" calcext:value-type="float">
            <text:p>0.258024986815121</text:p>
          </table:table-cell>
          <table:table-cell office:value-type="float" office:value="5.099480146" calcext:value-type="float">
            <text:p>5.099480146</text:p>
          </table:table-cell>
          <table:table-cell office:value-type="float" office:value="5.533280404" calcext:value-type="float">
            <text:p>5.533280404</text:p>
          </table:table-cell>
          <table:table-cell office:value-type="float" office:value="5.675746725" calcext:value-type="float">
            <text:p>5.675746725</text:p>
          </table:table-cell>
          <table:table-cell office:value-type="float" office:value="5.850457813" calcext:value-type="float">
            <text:p>5.850457813</text:p>
          </table:table-cell>
          <table:table-cell office:value-type="float" office:value="6.608535343" calcext:value-type="float">
            <text:p>6.608535343</text:p>
          </table:table-cell>
          <table:table-cell office:value-type="float" office:value="5.14108153933691" calcext:value-type="float">
            <text:p>5.1410815393369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5.20854409487379" calcext:value-type="float">
            <text:p>5.20854409487379</text:p>
          </table:table-cell>
          <table:table-cell office:value-type="float" office:value="0.0249294111826436" calcext:value-type="float">
            <text:p>0.0249294111826436</text:p>
          </table:table-cell>
          <table:table-cell office:value-type="float" office:value="5.139835435" calcext:value-type="float">
            <text:p>5.139835435</text:p>
          </table:table-cell>
          <table:table-cell office:value-type="float" office:value="5.192753688" calcext:value-type="float">
            <text:p>5.192753688</text:p>
          </table:table-cell>
          <table:table-cell office:value-type="float" office:value="5.2091669895" calcext:value-type="float">
            <text:p>5.2091669895</text:p>
          </table:table-cell>
          <table:table-cell office:value-type="float" office:value="5.22645069975" calcext:value-type="float">
            <text:p>5.22645069975</text:p>
          </table:table-cell>
          <table:table-cell office:value-type="float" office:value="5.261029208" calcext:value-type="float">
            <text:p>5.261029208</text:p>
          </table:table-cell>
          <table:table-cell office:value-type="float" office:value="13.1909317521036" calcext:value-type="float">
            <text:p>13.190931752103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6.04704864416062" calcext:value-type="float">
            <text:p>6.04704864416062</text:p>
          </table:table-cell>
          <table:table-cell office:value-type="float" office:value="0.296212562452389" calcext:value-type="float">
            <text:p>0.296212562452389</text:p>
          </table:table-cell>
          <table:table-cell office:value-type="float" office:value="5.289426389" calcext:value-type="float">
            <text:p>5.289426389</text:p>
          </table:table-cell>
          <table:table-cell office:value-type="float" office:value="5.841504847" calcext:value-type="float">
            <text:p>5.841504847</text:p>
          </table:table-cell>
          <table:table-cell office:value-type="float" office:value="6.048188131" calcext:value-type="float">
            <text:p>6.048188131</text:p>
          </table:table-cell>
          <table:table-cell office:value-type="float" office:value="6.234357234" calcext:value-type="float">
            <text:p>6.234357234</text:p>
          </table:table-cell>
          <table:table-cell office:value-type="float" office:value="6.861048918" calcext:value-type="float">
            <text:p>6.861048918</text:p>
          </table:table-cell>
          <table:table-cell office:value-type="float" office:value="0.784144069343699" calcext:value-type="float">
            <text:p>0.78414406934369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94" calcext:value-type="float">
            <text:p>194</text:p>
          </table:table-cell>
          <table:table-cell office:value-type="float" office:value="6.74371043256701" calcext:value-type="float">
            <text:p>6.74371043256701</text:p>
          </table:table-cell>
          <table:table-cell office:value-type="float" office:value="0.412379608395043" calcext:value-type="float">
            <text:p>0.412379608395043</text:p>
          </table:table-cell>
          <table:table-cell office:value-type="float" office:value="5.541383755" calcext:value-type="float">
            <text:p>5.541383755</text:p>
          </table:table-cell>
          <table:table-cell office:value-type="float" office:value="6.508639748" calcext:value-type="float">
            <text:p>6.508639748</text:p>
          </table:table-cell>
          <table:table-cell office:value-type="float" office:value="6.746892503" calcext:value-type="float">
            <text:p>6.746892503</text:p>
          </table:table-cell>
          <table:table-cell office:value-type="float" office:value="7.029567568" calcext:value-type="float">
            <text:p>7.029567568</text:p>
          </table:table-cell>
          <table:table-cell office:value-type="float" office:value="7.890699893" calcext:value-type="float">
            <text:p>7.890699893</text:p>
          </table:table-cell>
          <table:table-cell office:value-type="float" office:value="3.7493912702617" calcext:value-type="float">
            <text:p>3.749391270261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5.90570826217677" calcext:value-type="float">
            <text:p>5.90570826217677</text:p>
          </table:table-cell>
          <table:table-cell office:value-type="float" office:value="0.0635512661419055" calcext:value-type="float">
            <text:p>0.0635512661419055</text:p>
          </table:table-cell>
          <table:table-cell office:value-type="float" office:value="5.719298393" calcext:value-type="float">
            <text:p>5.719298393</text:p>
          </table:table-cell>
          <table:table-cell office:value-type="float" office:value="5.8695334695" calcext:value-type="float">
            <text:p>5.8695334695</text:p>
          </table:table-cell>
          <table:table-cell office:value-type="float" office:value="5.9130243435" calcext:value-type="float">
            <text:p>5.9130243435</text:p>
          </table:table-cell>
          <table:table-cell office:value-type="float" office:value="5.9511829285" calcext:value-type="float">
            <text:p>5.9511829285</text:p>
          </table:table-cell>
          <table:table-cell office:value-type="float" office:value="6.048533963" calcext:value-type="float">
            <text:p>6.048533963</text:p>
          </table:table-cell>
          <table:table-cell office:value-type="float" office:value="15.6327391117605" calcext:value-type="float">
            <text:p>15.632739111760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5.78486682535814" calcext:value-type="float">
            <text:p>5.78486682535814</text:p>
          </table:table-cell>
          <table:table-cell office:value-type="float" office:value="0.0113052838551085" calcext:value-type="float">
            <text:p>0.0113052838551085</text:p>
          </table:table-cell>
          <table:table-cell office:value-type="float" office:value="5.739855612" calcext:value-type="float">
            <text:p>5.739855612</text:p>
          </table:table-cell>
          <table:table-cell office:value-type="float" office:value="5.7791409995" calcext:value-type="float">
            <text:p>5.7791409995</text:p>
          </table:table-cell>
          <table:table-cell office:value-type="float" office:value="5.788776322" calcext:value-type="float">
            <text:p>5.788776322</text:p>
          </table:table-cell>
          <table:table-cell office:value-type="float" office:value="5.7931572185" calcext:value-type="float">
            <text:p>5.7931572185</text:p>
          </table:table-cell>
          <table:table-cell office:value-type="float" office:value="5.798890293" calcext:value-type="float">
            <text:p>5.798890293</text:p>
          </table:table-cell>
          <table:table-cell office:value-type="float" office:value="17.3590453520266" calcext:value-type="float">
            <text:p>17.359045352026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6.15337533713389" calcext:value-type="float">
            <text:p>6.15337533713389</text:p>
          </table:table-cell>
          <table:table-cell office:value-type="float" office:value="0.116615229441915" calcext:value-type="float">
            <text:p>0.116615229441915</text:p>
          </table:table-cell>
          <table:table-cell office:value-type="float" office:value="5.800074732" calcext:value-type="float">
            <text:p>5.800074732</text:p>
          </table:table-cell>
          <table:table-cell office:value-type="float" office:value="6.078086064" calcext:value-type="float">
            <text:p>6.078086064</text:p>
          </table:table-cell>
          <table:table-cell office:value-type="float" office:value="6.157665518" calcext:value-type="float">
            <text:p>6.157665518</text:p>
          </table:table-cell>
          <table:table-cell office:value-type="float" office:value="6.2464175765" calcext:value-type="float">
            <text:p>6.2464175765</text:p>
          </table:table-cell>
          <table:table-cell office:value-type="float" office:value="6.3398739" calcext:value-type="float">
            <text:p>6.3398739</text:p>
          </table:table-cell>
          <table:table-cell office:value-type="float" office:value="12.0946380409444" calcext:value-type="float">
            <text:p>12.094638040944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9" calcext:value-type="float">
            <text:p>249</text:p>
          </table:table-cell>
          <table:table-cell office:value-type="float" office:value="6.37455295759438" calcext:value-type="float">
            <text:p>6.37455295759438</text:p>
          </table:table-cell>
          <table:table-cell office:value-type="float" office:value="0.118780746983149" calcext:value-type="float">
            <text:p>0.118780746983149</text:p>
          </table:table-cell>
          <table:table-cell office:value-type="float" office:value="6.008917835" calcext:value-type="float">
            <text:p>6.008917835</text:p>
          </table:table-cell>
          <table:table-cell office:value-type="float" office:value="6.288295544" calcext:value-type="float">
            <text:p>6.288295544</text:p>
          </table:table-cell>
          <table:table-cell office:value-type="float" office:value="6.365704741" calcext:value-type="float">
            <text:p>6.365704741</text:p>
          </table:table-cell>
          <table:table-cell office:value-type="float" office:value="6.45832552" calcext:value-type="float">
            <text:p>6.45832552</text:p>
          </table:table-cell>
          <table:table-cell office:value-type="float" office:value="6.718855946" calcext:value-type="float">
            <text:p>6.718855946</text:p>
          </table:table-cell>
          <table:table-cell office:value-type="float" office:value="8.93495774865175" calcext:value-type="float">
            <text:p>8.9349577486517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6.27393742440306" calcext:value-type="float">
            <text:p>6.27393742440306</text:p>
          </table:table-cell>
          <table:table-cell office:value-type="float" office:value="0.0246795679962861" calcext:value-type="float">
            <text:p>0.0246795679962861</text:p>
          </table:table-cell>
          <table:table-cell office:value-type="float" office:value="6.164428096" calcext:value-type="float">
            <text:p>6.164428096</text:p>
          </table:table-cell>
          <table:table-cell office:value-type="float" office:value="6.25652318075" calcext:value-type="float">
            <text:p>6.25652318075</text:p>
          </table:table-cell>
          <table:table-cell office:value-type="float" office:value="6.274733346" calcext:value-type="float">
            <text:p>6.274733346</text:p>
          </table:table-cell>
          <table:table-cell office:value-type="float" office:value="6.29152589375" calcext:value-type="float">
            <text:p>6.29152589375</text:p>
          </table:table-cell>
          <table:table-cell office:value-type="float" office:value="6.324004203" calcext:value-type="float">
            <text:p>6.324004203</text:p>
          </table:table-cell>
          <table:table-cell office:value-type="float" office:value="10.3723225085277" calcext:value-type="float">
            <text:p>10.372322508527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98" calcext:value-type="float">
            <text:p>198</text:p>
          </table:table-cell>
          <table:table-cell office:value-type="float" office:value="8.21944974366162" calcext:value-type="float">
            <text:p>8.21944974366162</text:p>
          </table:table-cell>
          <table:table-cell office:value-type="float" office:value="0.350238463350956" calcext:value-type="float">
            <text:p>0.350238463350956</text:p>
          </table:table-cell>
          <table:table-cell office:value-type="float" office:value="6.654248362" calcext:value-type="float">
            <text:p>6.654248362</text:p>
          </table:table-cell>
          <table:table-cell office:value-type="float" office:value="8.110725528" calcext:value-type="float">
            <text:p>8.110725528</text:p>
          </table:table-cell>
          <table:table-cell office:value-type="float" office:value="8.3090845275" calcext:value-type="float">
            <text:p>8.3090845275</text:p>
          </table:table-cell>
          <table:table-cell office:value-type="float" office:value="8.44506179675" calcext:value-type="float">
            <text:p>8.44506179675</text:p>
          </table:table-cell>
          <table:table-cell office:value-type="float" office:value="8.638046352" calcext:value-type="float">
            <text:p>8.638046352</text:p>
          </table:table-cell>
          <table:table-cell office:value-type="float" office:value="9.59266324882153" calcext:value-type="float">
            <text:p>9.5926632488215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7.20756690182039" calcext:value-type="float">
            <text:p>7.20756690182039</text:p>
          </table:table-cell>
          <table:table-cell office:value-type="float" office:value="0.164618473674649" calcext:value-type="float">
            <text:p>0.164618473674649</text:p>
          </table:table-cell>
          <table:table-cell office:value-type="float" office:value="6.689138699" calcext:value-type="float">
            <text:p>6.689138699</text:p>
          </table:table-cell>
          <table:table-cell office:value-type="float" office:value="7.12134311725" calcext:value-type="float">
            <text:p>7.12134311725</text:p>
          </table:table-cell>
          <table:table-cell office:value-type="float" office:value="7.226392174" calcext:value-type="float">
            <text:p>7.226392174</text:p>
          </table:table-cell>
          <table:table-cell office:value-type="float" office:value="7.33858678625" calcext:value-type="float">
            <text:p>7.33858678625</text:p>
          </table:table-cell>
          <table:table-cell office:value-type="float" office:value="7.450154216" calcext:value-type="float">
            <text:p>7.450154216</text:p>
          </table:table-cell>
          <table:table-cell office:value-type="float" office:value="9.90541372724515" calcext:value-type="float">
            <text:p>9.9054137272451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7.22226045897674" calcext:value-type="float">
            <text:p>7.22226045897674</text:p>
          </table:table-cell>
          <table:table-cell office:value-type="float" office:value="0.142867749480247" calcext:value-type="float">
            <text:p>0.142867749480247</text:p>
          </table:table-cell>
          <table:table-cell office:value-type="float" office:value="6.700272825" calcext:value-type="float">
            <text:p>6.700272825</text:p>
          </table:table-cell>
          <table:table-cell office:value-type="float" office:value="7.12563573225" calcext:value-type="float">
            <text:p>7.12563573225</text:p>
          </table:table-cell>
          <table:table-cell office:value-type="float" office:value="7.245032033" calcext:value-type="float">
            <text:p>7.245032033</text:p>
          </table:table-cell>
          <table:table-cell office:value-type="float" office:value="7.35899240925" calcext:value-type="float">
            <text:p>7.35899240925</text:p>
          </table:table-cell>
          <table:table-cell office:value-type="float" office:value="7.393296382" calcext:value-type="float">
            <text:p>7.393296382</text:p>
          </table:table-cell>
          <table:table-cell office:value-type="float" office:value="9.72174426279071" calcext:value-type="float">
            <text:p>9.7217442627907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7.2842494456044" calcext:value-type="float">
            <text:p>7.2842494456044</text:p>
          </table:table-cell>
          <table:table-cell office:value-type="float" office:value="0.0803575979804686" calcext:value-type="float">
            <text:p>0.0803575979804686</text:p>
          </table:table-cell>
          <table:table-cell office:value-type="float" office:value="6.979487011" calcext:value-type="float">
            <text:p>6.979487011</text:p>
          </table:table-cell>
          <table:table-cell office:value-type="float" office:value="7.24969124875" calcext:value-type="float">
            <text:p>7.24969124875</text:p>
          </table:table-cell>
          <table:table-cell office:value-type="float" office:value="7.3111856855" calcext:value-type="float">
            <text:p>7.3111856855</text:p>
          </table:table-cell>
          <table:table-cell office:value-type="float" office:value="7.342182108" calcext:value-type="float">
            <text:p>7.342182108</text:p>
          </table:table-cell>
          <table:table-cell office:value-type="float" office:value="7.368753494" calcext:value-type="float">
            <text:p>7.368753494</text:p>
          </table:table-cell>
          <table:table-cell office:value-type="float" office:value="8.94688192994505" calcext:value-type="float">
            <text:p>8.94688192994505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.81589856916146" calcext:value-type="float">
            <text:p>7.81589856916146</text:p>
          </table:table-cell>
          <table:table-cell office:value-type="float" office:value="0.0904310471805382" calcext:value-type="float">
            <text:p>0.0904310471805382</text:p>
          </table:table-cell>
          <table:table-cell office:value-type="float" office:value="7.216443513" calcext:value-type="float">
            <text:p>7.216443513</text:p>
          </table:table-cell>
          <table:table-cell office:value-type="float" office:value="7.77866033575" calcext:value-type="float">
            <text:p>7.77866033575</text:p>
          </table:table-cell>
          <table:table-cell office:value-type="float" office:value="7.8488025" calcext:value-type="float">
            <text:p>7.8488025</text:p>
          </table:table-cell>
          <table:table-cell office:value-type="float" office:value="7.8783206015" calcext:value-type="float">
            <text:p>7.8783206015</text:p>
          </table:table-cell>
          <table:table-cell office:value-type="float" office:value="7.896725218" calcext:value-type="float">
            <text:p>7.896725218</text:p>
          </table:table-cell>
          <table:table-cell office:value-type="float" office:value="2.30126788548176" calcext:value-type="float">
            <text:p>2.30126788548176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7.3647122515544" calcext:value-type="float">
            <text:p>7.3647122515544</text:p>
          </table:table-cell>
          <table:table-cell office:value-type="float" office:value="0.00939235639605365" calcext:value-type="float">
            <text:p>0.00939235639605365</text:p>
          </table:table-cell>
          <table:table-cell office:value-type="float" office:value="7.322117355" calcext:value-type="float">
            <text:p>7.322117355</text:p>
          </table:table-cell>
          <table:table-cell office:value-type="float" office:value="7.361475631" calcext:value-type="float">
            <text:p>7.361475631</text:p>
          </table:table-cell>
          <table:table-cell office:value-type="float" office:value="7.367984922" calcext:value-type="float">
            <text:p>7.367984922</text:p>
          </table:table-cell>
          <table:table-cell office:value-type="float" office:value="7.370720147" calcext:value-type="float">
            <text:p>7.370720147</text:p>
          </table:table-cell>
          <table:table-cell office:value-type="float" office:value="7.376274265" calcext:value-type="float">
            <text:p>7.376274265</text:p>
          </table:table-cell>
          <table:table-cell office:value-type="float" office:value="7.94109685556995" calcext:value-type="float">
            <text:p>7.9410968555699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26" calcext:value-type="float">
            <text:p>226</text:p>
          </table:table-cell>
          <table:table-cell office:value-type="float" office:value="8.1071477385708" calcext:value-type="float">
            <text:p>8.1071477385708</text:p>
          </table:table-cell>
          <table:table-cell office:value-type="float" office:value="0.115010622910675" calcext:value-type="float">
            <text:p>0.115010622910675</text:p>
          </table:table-cell>
          <table:table-cell office:value-type="float" office:value="7.7086974" calcext:value-type="float">
            <text:p>7.7086974</text:p>
          </table:table-cell>
          <table:table-cell office:value-type="float" office:value="8.03820110675" calcext:value-type="float">
            <text:p>8.03820110675</text:p>
          </table:table-cell>
          <table:table-cell office:value-type="float" office:value="8.132012259" calcext:value-type="float">
            <text:p>8.132012259</text:p>
          </table:table-cell>
          <table:table-cell office:value-type="float" office:value="8.19282717775" calcext:value-type="float">
            <text:p>8.19282717775</text:p>
          </table:table-cell>
          <table:table-cell office:value-type="float" office:value="8.319338159" calcext:value-type="float">
            <text:p>8.319338159</text:p>
          </table:table-cell>
          <table:table-cell office:value-type="float" office:value="4.6217913109318" calcext:value-type="float">
            <text:p>4.6217913109318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8.47098439547761" calcext:value-type="float">
            <text:p>8.47098439547761</text:p>
          </table:table-cell>
          <table:table-cell office:value-type="float" office:value="0.110362047154059" calcext:value-type="float">
            <text:p>0.110362047154059</text:p>
          </table:table-cell>
          <table:table-cell office:value-type="float" office:value="8.049531212" calcext:value-type="float">
            <text:p>8.049531212</text:p>
          </table:table-cell>
          <table:table-cell office:value-type="float" office:value="8.406545017" calcext:value-type="float">
            <text:p>8.406545017</text:p>
          </table:table-cell>
          <table:table-cell office:value-type="float" office:value="8.497935391" calcext:value-type="float">
            <text:p>8.497935391</text:p>
          </table:table-cell>
          <table:table-cell office:value-type="float" office:value="8.558901926" calcext:value-type="float">
            <text:p>8.558901926</text:p>
          </table:table-cell>
          <table:table-cell office:value-type="float" office:value="8.596702432" calcext:value-type="float">
            <text:p>8.596702432</text:p>
          </table:table-cell>
          <table:table-cell office:value-type="float" office:value="5.87795116135988" calcext:value-type="float">
            <text:p>5.8779511613598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39:11.112684131</meta:creation-date>
    <meta:generator>LibreOffice/7.3.7.2$Linux_X86_64 LibreOffice_project/30$Build-2</meta:generator>
    <dc:date>2023-07-19T12:28:36.730576884</dc:date>
    <meta:editing-duration>PT12M49S</meta:editing-duration>
    <meta:editing-cycles>3</meta:editing-cycles>
    <meta:document-statistic meta:table-count="1" meta:cell-count="107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41cm" svg:height="20.401cm" xlink:href=".." xlink:type="simple" chart:class="chart:scatter" chart:style-name="ch1">
        <chart:title svg:x="7.398cm" svg:y="0.544cm" chart:style-name="ch2">
          <text:p>homography bright</text:p>
        </chart:title>
        <chart:legend chart:legend-position="end" svg:x="16.378cm" svg:y="9.652cm" style:legend-expansion="high" chart:style-name="ch3"/>
        <chart:plot-area chart:style-name="ch4" table:cell-range-address="Sheet1.B2:Sheet1.B28 Sheet1.B62:Sheet1.B88 Sheet1.D62:Sheet1.D88" chart:data-source-has-labels="row" svg:x="1.383cm" svg:y="1.731cm" svg:width="14.623cm" svg:height="17.281cm">
          <chart:coordinate-region svg:x="1.674cm" svg:y="1.93cm" svg:width="14.092cm" svg:height="16.435cm"/>
          <chart:axis chart:dimension="x" chart:name="primary-x" chart:style-name="ch5">
            <chart:title svg:x="8.425cm" svg:y="19.42cm" chart:style-name="ch6">
              <text:p>[m]</text:p>
            </chart:title>
          </chart:axis>
          <chart:axis chart:dimension="y" chart:name="primary-y" chart:style-name="ch7">
            <chart:title svg:x="0.451cm" svg:y="10.64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2:Sheet1.D88" loext:label-string="measured" chart:class="chart:scatter">
            <chart:domain table:cell-range-address="Sheet1.D2:Sheet1.D28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u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491861898913044">
                <text:p>0.00491861898913044</text:p>
                <draw:g>
                  <svg:desc>Sheet1.D2:Sheet1.D28</svg:desc>
                </draw:g>
              </table:table-cell>
              <table:table-cell office:value-type="float" office:value="3.13870550219565">
                <text:p>3.13870550219565</text:p>
                <draw:g>
                  <svg:desc>Sheet1.D62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0696541456830601">
                <text:p>-0.00696541456830601</text:p>
              </table:table-cell>
              <table:table-cell office:value-type="float" office:value="3.65244226314208">
                <text:p>3.65244226314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715890251877934">
                <text:p>-0.0715890251877934</text:p>
              </table:table-cell>
              <table:table-cell office:value-type="float" office:value="9.01995163293897">
                <text:p>9.0199516329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1878921236364">
                <text:p>1.01878921236364</text:p>
              </table:table-cell>
              <table:table-cell office:value-type="float" office:value="4.16366780390341">
                <text:p>4.16366780390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0133302200689655">
                <text:p>-0.0133302200689655</text:p>
              </table:table-cell>
              <table:table-cell office:value-type="float" office:value="4.14877381869828">
                <text:p>4.14877381869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1.05742286428495">
                <text:p>-1.05742286428495</text:p>
              </table:table-cell>
              <table:table-cell office:value-type="float" office:value="4.19274550713979">
                <text:p>4.1927455071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165915561351351">
                <text:p>-0.0165915561351351</text:p>
              </table:table-cell>
              <table:table-cell office:value-type="float" office:value="4.28991193305405">
                <text:p>4.2899119330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0.0237715057325581">
                <text:p>-0.0237715057325581</text:p>
              </table:table-cell>
              <table:table-cell office:value-type="float" office:value="4.36571074522093">
                <text:p>4.36571074522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0309736818563218">
                <text:p>-0.0309736818563218</text:p>
              </table:table-cell>
              <table:table-cell office:value-type="float" office:value="4.83136195778161">
                <text:p>4.83136195778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975752640990338">
                <text:p>0.975752640990338</text:p>
              </table:table-cell>
              <table:table-cell office:value-type="float" office:value="5.06540571335266">
                <text:p>5.06540571335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482069387311828">
                <text:p>-0.0482069387311828</text:p>
              </table:table-cell>
              <table:table-cell office:value-type="float" office:value="5.69153510763979">
                <text:p>5.69153510763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1.08843832621359">
                <text:p>-1.08843832621359</text:p>
              </table:table-cell>
              <table:table-cell office:value-type="float" office:value="5.20854409487379">
                <text:p>5.2085440948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1.46168213540933">
                <text:p>1.46168213540933</text:p>
              </table:table-cell>
              <table:table-cell office:value-type="float" office:value="6.04704864416062">
                <text:p>6.04704864416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546637170670103">
                <text:p>-0.0546637170670103</text:p>
              </table:table-cell>
              <table:table-cell office:value-type="float" office:value="6.74371043256701">
                <text:p>6.74371043256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407916721161616">
                <text:p>-0.0407916721161616</text:p>
              </table:table-cell>
              <table:table-cell office:value-type="float" office:value="5.90570826217677">
                <text:p>5.9057082621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0.031844547172093">
                <text:p>-0.031844547172093</text:p>
              </table:table-cell>
              <table:table-cell office:value-type="float" office:value="5.78486682535814">
                <text:p>5.78486682535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.05549029538075">
                <text:p>-1.05549029538075</text:p>
              </table:table-cell>
              <table:table-cell office:value-type="float" office:value="6.15337533713389">
                <text:p>6.15337533713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0.950408954140562">
                <text:p>-0.950408954140562</text:p>
              </table:table-cell>
              <table:table-cell office:value-type="float" office:value="6.37455295759438">
                <text:p>6.37455295759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0.99158254305102">
                <text:p>0.99158254305102</text:p>
              </table:table-cell>
              <table:table-cell office:value-type="float" office:value="6.27393742440306">
                <text:p>6.27393742440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1.09755081030303">
                <text:p>-1.09755081030303</text:p>
              </table:table-cell>
              <table:table-cell office:value-type="float" office:value="8.21944974366162">
                <text:p>8.2194497436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967816396553398">
                <text:p>0.967816396553398</text:p>
              </table:table-cell>
              <table:table-cell office:value-type="float" office:value="7.20756690182039">
                <text:p>7.20756690182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9904186293605">
                <text:p>1.99904186293605</text:p>
              </table:table-cell>
              <table:table-cell office:value-type="float" office:value="7.22226045897674">
                <text:p>7.22226045897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-2.11601164527472">
                <text:p>-2.11601164527472</text:p>
              </table:table-cell>
              <table:table-cell office:value-type="float" office:value="7.2842494456044">
                <text:p>7.2842494456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0.0567491044739583">
                <text:p>-0.0567491044739583</text:p>
              </table:table-cell>
              <table:table-cell office:value-type="float" office:value="7.81589856916146">
                <text:p>7.81589856916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0.0540137936683938">
                <text:p>-0.0540137936683938</text:p>
              </table:table-cell>
              <table:table-cell office:value-type="float" office:value="7.3647122515544">
                <text:p>7.3647122515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2.07787360839381">
                <text:p>-2.07787360839381</text:p>
              </table:table-cell>
              <table:table-cell office:value-type="float" office:value="8.1071477385708">
                <text:p>8.1071477385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982530890522388">
                <text:p>0.982530890522388</text:p>
              </table:table-cell>
              <table:table-cell office:value-type="float" office:value="8.47098439547761">
                <text:p>8.47098439547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2:Sheet1.E88" chart:error-lower-range="Sheet1.E62:Sheet1.E8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2:Sheet1.E88" chart:error-lower-range="Sheet1.E62:Sheet1.E88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E62:Sheet1.E88" chart:error-lower-range="Sheet1.E62:Sheet1.E8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62:Sheet1.B88 Sheet1.K62:Sheet1.K88" svg:x="1.33cm" svg:y="1.275cm" svg:width="14.349cm" svg:height="6.57cm">
          <chart:coordinate-region svg:x="2.137cm" svg:y="1.474cm" svg:width="13.355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4">
            <chart:title svg:x="0.451cm" svg:y="6.112cm" chart:style-name="ch6">
              <text:p>percent relative error</text:p>
            </chart:title>
            <chart:grid chart:style-name="ch7" chart:class="major"/>
          </chart:axis>
          <chart:series chart:style-name="ch8" chart:values-cell-range-address="Sheet1.K62:Sheet1.K88" chart:class="chart:scatter">
            <chart:domain table:cell-range-address="Sheet1.B62:Sheet1.B88"/>
            <chart:error-indicator chart:style-name="ch9" chart:dimension="y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4.62351673985507">
                <text:p>4.62351673985507</text:p>
                <draw:g>
                  <svg:desc>Sheet1.K62:Sheet1.K88</svg:desc>
                </draw:g>
              </table:table-cell>
              <table:table-cell office:value-type="float" office:value="0.00384016673446148">
                <text:p>0.00384016673446148</text:p>
                <draw:g>
                  <svg:desc>Sheet1.E62:Sheet1.E88</svg:desc>
                </draw:g>
              </table:table-cell>
              <table:table-cell office:value-type="float" office:value="0.00384016673446148">
                <text:p>0.00384016673446148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35549323263075">
                <text:p>4.35549323263075</text:p>
              </table:table-cell>
              <table:table-cell office:value-type="float" office:value="0.0169201604606918">
                <text:p>0.0169201604606918</text:p>
              </table:table-cell>
              <table:table-cell office:value-type="float" office:value="0.0169201604606918">
                <text:p>0.0169201604606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5.498790823474">
                <text:p>125.498790823474</text:p>
              </table:table-cell>
              <table:table-cell office:value-type="float" office:value="1.01233406238224">
                <text:p>1.01233406238224</text:p>
              </table:table-cell>
              <table:table-cell office:value-type="float" office:value="1.01233406238224">
                <text:p>1.01233406238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9169509758522">
                <text:p>4.09169509758522</text:p>
              </table:table-cell>
              <table:table-cell office:value-type="float" office:value="0.0132015726841712">
                <text:p>0.0132015726841712</text:p>
              </table:table-cell>
              <table:table-cell office:value-type="float" office:value="0.0132015726841712">
                <text:p>0.0132015726841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71934546745691">
                <text:p>3.71934546745691</text:p>
              </table:table-cell>
              <table:table-cell office:value-type="float" office:value="0.0149100002049502">
                <text:p>0.0149100002049502</text:p>
              </table:table-cell>
              <table:table-cell office:value-type="float" office:value="0.0149100002049502">
                <text:p>0.014910000204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6.82787761911589">
                <text:p>6.82787761911589</text:p>
              </table:table-cell>
              <table:table-cell office:value-type="float" office:value="0.00940742580761554">
                <text:p>0.00940742580761554</text:p>
              </table:table-cell>
              <table:table-cell office:value-type="float" office:value="0.00940742580761554">
                <text:p>0.00940742580761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4.2017613389189">
                <text:p>14.2017613389189</text:p>
              </table:table-cell>
              <table:table-cell office:value-type="float" office:value="0.0438831912644513">
                <text:p>0.0438831912644513</text:p>
              </table:table-cell>
              <table:table-cell office:value-type="float" office:value="0.0438831912644513">
                <text:p>0.043883191264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.6857850955814">
                <text:p>12.6857850955814</text:p>
              </table:table-cell>
              <table:table-cell office:value-type="float" office:value="0.0482140970482356">
                <text:p>0.0482140970482356</text:p>
              </table:table-cell>
              <table:table-cell office:value-type="float" office:value="0.0482140970482356">
                <text:p>0.048214097048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.37276084436782">
                <text:p>3.37276084436782</text:p>
              </table:table-cell>
              <table:table-cell office:value-type="float" office:value="0.106649548390168">
                <text:p>0.106649548390168</text:p>
              </table:table-cell>
              <table:table-cell office:value-type="float" office:value="0.106649548390168">
                <text:p>0.106649548390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7.90171430267895">
                <text:p>7.90171430267895</text:p>
              </table:table-cell>
              <table:table-cell office:value-type="float" office:value="0.0465928313559595">
                <text:p>0.0465928313559595</text:p>
              </table:table-cell>
              <table:table-cell office:value-type="float" office:value="0.0465928313559595">
                <text:p>0.0465928313559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.14108153933691">
                <text:p>5.14108153933691</text:p>
              </table:table-cell>
              <table:table-cell office:value-type="float" office:value="0.258024986815121">
                <text:p>0.258024986815121</text:p>
              </table:table-cell>
              <table:table-cell office:value-type="float" office:value="0.258024986815121">
                <text:p>0.258024986815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.1909317521036">
                <text:p>13.1909317521036</text:p>
              </table:table-cell>
              <table:table-cell office:value-type="float" office:value="0.0249294111826436">
                <text:p>0.0249294111826436</text:p>
              </table:table-cell>
              <table:table-cell office:value-type="float" office:value="0.0249294111826436">
                <text:p>0.0249294111826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784144069343699">
                <text:p>0.784144069343699</text:p>
              </table:table-cell>
              <table:table-cell office:value-type="float" office:value="0.296212562452389">
                <text:p>0.296212562452389</text:p>
              </table:table-cell>
              <table:table-cell office:value-type="float" office:value="0.296212562452389">
                <text:p>0.296212562452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.7493912702617">
                <text:p>3.7493912702617</text:p>
              </table:table-cell>
              <table:table-cell office:value-type="float" office:value="0.412379608395043">
                <text:p>0.412379608395043</text:p>
              </table:table-cell>
              <table:table-cell office:value-type="float" office:value="0.412379608395043">
                <text:p>0.412379608395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.6327391117605">
                <text:p>15.6327391117605</text:p>
              </table:table-cell>
              <table:table-cell office:value-type="float" office:value="0.0635512661419055">
                <text:p>0.0635512661419055</text:p>
              </table:table-cell>
              <table:table-cell office:value-type="float" office:value="0.0635512661419055">
                <text:p>0.0635512661419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7.3590453520266">
                <text:p>17.3590453520266</text:p>
              </table:table-cell>
              <table:table-cell office:value-type="float" office:value="0.0113052838551085">
                <text:p>0.0113052838551085</text:p>
              </table:table-cell>
              <table:table-cell office:value-type="float" office:value="0.0113052838551085">
                <text:p>0.0113052838551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.0946380409444">
                <text:p>12.0946380409444</text:p>
              </table:table-cell>
              <table:table-cell office:value-type="float" office:value="0.116615229441915">
                <text:p>0.116615229441915</text:p>
              </table:table-cell>
              <table:table-cell office:value-type="float" office:value="0.116615229441915">
                <text:p>0.116615229441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.93495774865175">
                <text:p>8.93495774865175</text:p>
              </table:table-cell>
              <table:table-cell office:value-type="float" office:value="0.118780746983149">
                <text:p>0.118780746983149</text:p>
              </table:table-cell>
              <table:table-cell office:value-type="float" office:value="0.118780746983149">
                <text:p>0.118780746983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.3723225085277">
                <text:p>10.3723225085277</text:p>
              </table:table-cell>
              <table:table-cell office:value-type="float" office:value="0.0246795679962861">
                <text:p>0.0246795679962861</text:p>
              </table:table-cell>
              <table:table-cell office:value-type="float" office:value="0.0246795679962861">
                <text:p>0.0246795679962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9.59266324882153">
                <text:p>9.59266324882153</text:p>
              </table:table-cell>
              <table:table-cell office:value-type="float" office:value="0.350238463350956">
                <text:p>0.350238463350956</text:p>
              </table:table-cell>
              <table:table-cell office:value-type="float" office:value="0.350238463350956">
                <text:p>0.350238463350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9.90541372724515">
                <text:p>9.90541372724515</text:p>
              </table:table-cell>
              <table:table-cell office:value-type="float" office:value="0.164618473674649">
                <text:p>0.164618473674649</text:p>
              </table:table-cell>
              <table:table-cell office:value-type="float" office:value="0.164618473674649">
                <text:p>0.164618473674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72174426279071">
                <text:p>9.72174426279071</text:p>
              </table:table-cell>
              <table:table-cell office:value-type="float" office:value="0.142867749480247">
                <text:p>0.142867749480247</text:p>
              </table:table-cell>
              <table:table-cell office:value-type="float" office:value="0.142867749480247">
                <text:p>0.142867749480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.94688192994505">
                <text:p>8.94688192994505</text:p>
              </table:table-cell>
              <table:table-cell office:value-type="float" office:value="0.0803575979804686">
                <text:p>0.0803575979804686</text:p>
              </table:table-cell>
              <table:table-cell office:value-type="float" office:value="0.0803575979804686">
                <text:p>0.0803575979804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.30126788548176">
                <text:p>2.30126788548176</text:p>
              </table:table-cell>
              <table:table-cell office:value-type="float" office:value="0.0904310471805382">
                <text:p>0.0904310471805382</text:p>
              </table:table-cell>
              <table:table-cell office:value-type="float" office:value="0.0904310471805382">
                <text:p>0.0904310471805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7.94109685556995">
                <text:p>7.94109685556995</text:p>
              </table:table-cell>
              <table:table-cell office:value-type="float" office:value="0.00939235639605365">
                <text:p>0.00939235639605365</text:p>
              </table:table-cell>
              <table:table-cell office:value-type="float" office:value="0.00939235639605365">
                <text:p>0.0093923563960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4.6217913109318">
                <text:p>4.6217913109318</text:p>
              </table:table-cell>
              <table:table-cell office:value-type="float" office:value="0.115010622910675">
                <text:p>0.115010622910675</text:p>
              </table:table-cell>
              <table:table-cell office:value-type="float" office:value="0.115010622910675">
                <text:p>0.115010622910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5.87795116135988">
                <text:p>5.87795116135988</text:p>
              </table:table-cell>
              <table:table-cell office:value-type="float" office:value="0.110362047154059">
                <text:p>0.110362047154059</text:p>
              </table:table-cell>
              <table:table-cell office:value-type="float" office:value="0.110362047154059">
                <text:p>0.110362047154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21cm" svg:y="0.316cm" chart:style-name="ch2">
          <text:p>z std homography bright</text:p>
        </chart:title>
        <chart:plot-area chart:style-name="ch3" table:cell-range-address="Sheet1.B62:Sheet1.B88 Sheet1.E62:Sheet1.E88" svg:x="1.33cm" svg:y="1.275cm" svg:width="14.349cm" svg:height="6.57cm">
          <chart:coordinate-region svg:x="2.057cm" svg:y="1.475cm" svg:width="13.435cm" svg:height="5.723cm"/>
          <chart:axis chart:dimension="x" chart:name="primary-x" chart:style-name="ch4">
            <chart:title svg:x="7.64cm" svg:y="8.025cm" chart:style-name="ch5">
              <text:p>distance [x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62:Sheet1.E8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384016673446148">
                <text:p>0.00384016673446148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169201604606918">
                <text:p>0.0169201604606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1233406238224">
                <text:p>1.01233406238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32015726841712">
                <text:p>0.0132015726841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49100002049502">
                <text:p>0.014910000204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940742580761554">
                <text:p>0.00940742580761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438831912644513">
                <text:p>0.043883191264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482140970482356">
                <text:p>0.048214097048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06649548390168">
                <text:p>0.106649548390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465928313559595">
                <text:p>0.0465928313559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258024986815121">
                <text:p>0.258024986815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49294111826436">
                <text:p>0.0249294111826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296212562452389">
                <text:p>0.296212562452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412379608395043">
                <text:p>0.412379608395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635512661419055">
                <text:p>0.0635512661419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113052838551085">
                <text:p>0.0113052838551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116615229441915">
                <text:p>0.116615229441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118780746983149">
                <text:p>0.118780746983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246795679962861">
                <text:p>0.0246795679962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350238463350956">
                <text:p>0.350238463350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164618473674649">
                <text:p>0.164618473674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142867749480247">
                <text:p>0.142867749480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803575979804686">
                <text:p>0.0803575979804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904310471805382">
                <text:p>0.0904310471805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939235639605365">
                <text:p>0.0093923563960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115010622910675">
                <text:p>0.115010622910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110362047154059">
                <text:p>0.1103620471540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21cm" svg:y="0.316cm" chart:style-name="ch2">
          <text:p>x std homography bright</text:p>
        </chart:title>
        <chart:plot-area chart:style-name="ch3" table:cell-range-address="Sheet1.B62:Sheet1.B88 Sheet1.E2:Sheet1.E28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7.64cm" svg:y="8.025cm" chart:style-name="ch5">
              <text:p>distance [x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00438414417535191">
                <text:p>0.0000438414417535191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125851976087358">
                <text:p>0.000125851976087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81297885344283">
                <text:p>0.0081297885344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2760802829648">
                <text:p>0.0032760802829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858499120873544">
                <text:p>0.0000858499120873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30086134546725">
                <text:p>0.00230086134546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212339789143455">
                <text:p>0.000212339789143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281114524772375">
                <text:p>0.000281114524772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720750019263377">
                <text:p>0.000720750019263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883797814757056">
                <text:p>0.00883797814757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224763558088934">
                <text:p>0.00224763558088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530775759595109">
                <text:p>0.00530775759595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715373448909358">
                <text:p>0.0715373448909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333371196611711">
                <text:p>0.00333371196611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472488214821642">
                <text:p>0.000472488214821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0112056367076137">
                <text:p>0.000112056367076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199179487917869">
                <text:p>0.0199179487917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177489056755946">
                <text:p>0.0177489056755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393350198264121">
                <text:p>0.00393350198264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470206369374463">
                <text:p>0.0470206369374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218756496492026">
                <text:p>0.0218756496492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394463020611595">
                <text:p>0.0394463020611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34554017720787">
                <text:p>0.0234554017720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0702214054240685">
                <text:p>0.00070221405424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00935796260297541">
                <text:p>0.0000935796260297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2941988640588">
                <text:p>0.02941988640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28590310987317">
                <text:p>0.01285903109873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7cm">
          <chart:coordinate-region svg:x="2.137cm" svg:y="1.475cm" svg:width="13.302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4">
            <chart:title svg:x="0.451cm" svg:y="6.112cm" chart:style-name="ch6">
              <text:p>percent relative error</text:p>
            </chart:title>
            <chart:grid chart:style-name="ch7" chart:class="major"/>
          </chart:axis>
          <chart:series chart:style-name="ch8" chart:values-cell-range-address="Sheet1.W2:Sheet1.W15" chart:class="chart:scatter">
            <chart:domain table:cell-range-address="Sheet1.M2:Sheet1.M15"/>
            <chart:error-indicator chart:style-name="ch9" chart:dimension="y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1.87892123636364">
                <text:p>1.87892123636364</text:p>
                <draw:g>
                  <svg:desc>Sheet1.W2:Sheet1.W15</svg:desc>
                </draw:g>
              </table:table-cell>
              <table:table-cell office:value-type="float" office:value="0.0032760802829648">
                <text:p>0.0032760802829648</text:p>
                <draw:g>
                  <svg:desc>Sheet1.Q2:Sheet1.Q15</svg:desc>
                </draw:g>
              </table:table-cell>
              <table:table-cell office:value-type="float" office:value="0.0032760802829648">
                <text:p>0.0032760802829648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.6669779931034">
                <text:p>98.6669779931034</text:p>
              </table:table-cell>
              <table:table-cell office:value-type="float" office:value="0.0000858499120873544">
                <text:p>0.0000858499120873544</text:p>
              </table:table-cell>
              <table:table-cell office:value-type="float" office:value="0.0000858499120873544">
                <text:p>0.0000858499120873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2.377150573256">
                <text:p>102.377150573256</text:p>
              </table:table-cell>
              <table:table-cell office:value-type="float" office:value="0.000281114524772375">
                <text:p>0.000281114524772375</text:p>
              </table:table-cell>
              <table:table-cell office:value-type="float" office:value="0.000281114524772375">
                <text:p>0.000281114524772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6.9026318143678">
                <text:p>96.9026318143678</text:p>
              </table:table-cell>
              <table:table-cell office:value-type="float" office:value="0.000720750019263377">
                <text:p>0.000720750019263377</text:p>
              </table:table-cell>
              <table:table-cell office:value-type="float" office:value="0.000720750019263377">
                <text:p>0.000720750019263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8.843832621359">
                <text:p>208.843832621359</text:p>
              </table:table-cell>
              <table:table-cell office:value-type="float" office:value="0.00530775759595109">
                <text:p>0.00530775759595109</text:p>
              </table:table-cell>
              <table:table-cell office:value-type="float" office:value="0.00530775759595109">
                <text:p>0.00530775759595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6.168213540933">
                <text:p>246.168213540933</text:p>
              </table:table-cell>
              <table:table-cell office:value-type="float" office:value="0.0715373448909358">
                <text:p>0.0715373448909358</text:p>
              </table:table-cell>
              <table:table-cell office:value-type="float" office:value="0.0715373448909358">
                <text:p>0.071537344890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3.184454717209">
                <text:p>103.184454717209</text:p>
              </table:table-cell>
              <table:table-cell office:value-type="float" office:value="0.000112056367076137">
                <text:p>0.000112056367076137</text:p>
              </table:table-cell>
              <table:table-cell office:value-type="float" office:value="0.000112056367076137">
                <text:p>0.000112056367076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2.774514769038">
                <text:p>152.774514769038</text:p>
              </table:table-cell>
              <table:table-cell office:value-type="float" office:value="0.0199179487917869">
                <text:p>0.0199179487917869</text:p>
              </table:table-cell>
              <table:table-cell office:value-type="float" office:value="0.0199179487917869">
                <text:p>0.019917948791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.95910458594377">
                <text:p>4.95910458594377</text:p>
              </table:table-cell>
              <table:table-cell office:value-type="float" office:value="0.0177489056755946">
                <text:p>0.0177489056755946</text:p>
              </table:table-cell>
              <table:table-cell office:value-type="float" office:value="0.0177489056755946">
                <text:p>0.017748905675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9.579127152551">
                <text:p>149.579127152551</text:p>
              </table:table-cell>
              <table:table-cell office:value-type="float" office:value="0.00393350198264121">
                <text:p>0.00393350198264121</text:p>
              </table:table-cell>
              <table:table-cell office:value-type="float" office:value="0.00393350198264121">
                <text:p>0.00393350198264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9.9041862936047">
                <text:p>99.9041862936047</text:p>
              </table:table-cell>
              <table:table-cell office:value-type="float" office:value="0.0394463020611595">
                <text:p>0.0394463020611595</text:p>
              </table:table-cell>
              <table:table-cell office:value-type="float" office:value="0.0394463020611595">
                <text:p>0.0394463020611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5.800582263736">
                <text:p>205.800582263736</text:p>
              </table:table-cell>
              <table:table-cell office:value-type="float" office:value="0.0234554017720787">
                <text:p>0.0234554017720787</text:p>
              </table:table-cell>
              <table:table-cell office:value-type="float" office:value="0.0234554017720787">
                <text:p>0.0234554017720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4.3250895526042">
                <text:p>94.3250895526042</text:p>
              </table:table-cell>
              <table:table-cell office:value-type="float" office:value="0.000702214054240685">
                <text:p>0.000702214054240685</text:p>
              </table:table-cell>
              <table:table-cell office:value-type="float" office:value="0.000702214054240685">
                <text:p>0.000702214054240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7.2993103165803">
                <text:p>97.2993103165803</text:p>
              </table:table-cell>
              <table:table-cell office:value-type="float" office:value="0.0000935796260297541">
                <text:p>0.0000935796260297541</text:p>
              </table:table-cell>
              <table:table-cell office:value-type="float" office:value="0.0000935796260297541">
                <text:p>0.0000935796260297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